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Cyclope" table:style-name="ta1" table:print="false">
        <table:table-column table:style-name="co1" table:default-cell-style-name="Default"/>
        <table:table-column table:style-name="co1" table:visibility="collapse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Psim N=1</text:p>
          </table:table-cell>
          <table:table-cell table:number-columns-repeated="3"/>
          <table:table-cell office:value-type="string">
            <text:p>T_Total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34524">
            <text:p>0.00034524</text:p>
          </table:table-cell>
          <table:table-cell office:value-type="float" office:value="27.7229248">
            <text:p>27.7229248</text:p>
          </table:table-cell>
          <table:table-cell office:value-type="float" office:value="0.277227628">
            <text:p>0.277227628</text:p>
          </table:table-cell>
          <table:table-cell office:value-type="float" office:value="138.683431">
            <text:p>138.683431</text:p>
          </table:table-cell>
          <table:table-cell>
            <draw:frame table:end-cell-address="Cyclope.P40" table:end-x="0.2807in" table:end-y="0.1776in" draw:z-index="2" draw:style-name="gr1" svg:width="8.3169in" svg:height="6.3457in" svg:x="0.8539in" svg:y="0.0307in">
              <draw:object draw:notify-on-update-of-ranges="Cyclope.H8:Cyclope.H8 Cyclope.E24:Cyclope.E40 Cyclope.A4:Cyclope.A4 Cyclope.E5:Cyclope.E21 Cyclope.A5:Cyclope.A21 Cyclope.E24:Cyclope.E40 Cyclope.A24:Cyclope.A4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301834">
            <text:p>0.000301834</text:p>
          </table:table-cell>
          <table:table-cell office:value-type="float" office:value="21.219013">
            <text:p>21.219013</text:p>
          </table:table-cell>
          <table:table-cell office:value-type="float" office:value="0.212188534">
            <text:p>0.212188534</text:p>
          </table:table-cell>
          <table:table-cell office:value-type="float" office:value="106.14482">
            <text:p>106.14482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259005">
            <text:p>0.000259005</text:p>
          </table:table-cell>
          <table:table-cell office:value-type="float" office:value="15.6173942">
            <text:p>15.6173942</text:p>
          </table:table-cell>
          <table:table-cell office:value-type="float" office:value="0.15617241">
            <text:p>0.15617241</text:p>
          </table:table-cell>
          <table:table-cell office:value-type="float" office:value="78.150074">
            <text:p>78.150074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215835">
            <text:p>0.000215835</text:p>
          </table:table-cell>
          <table:table-cell office:value-type="float" office:value="10.853782">
            <text:p>10.853782</text:p>
          </table:table-cell>
          <table:table-cell office:value-type="float" office:value="0.108536584">
            <text:p>0.108536584</text:p>
          </table:table-cell>
          <table:table-cell office:value-type="float" office:value="54.312772">
            <text:p>54.312772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168697">
            <text:p>0.000168697</text:p>
          </table:table-cell>
          <table:table-cell office:value-type="float" office:value="6.8015954">
            <text:p>6.8015954</text:p>
          </table:table-cell>
          <table:table-cell office:value-type="float" office:value="0.068014518">
            <text:p>0.068014518</text:p>
          </table:table-cell>
          <table:table-cell office:value-type="float" office:value="34.085202">
            <text:p>34.085202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29597">
            <text:p>0.000129597</text:p>
          </table:table-cell>
          <table:table-cell office:value-type="float" office:value="3.9283342">
            <text:p>3.9283342</text:p>
          </table:table-cell>
          <table:table-cell office:value-type="float" office:value="0.039281874">
            <text:p>0.039281874</text:p>
          </table:table-cell>
          <table:table-cell office:value-type="float" office:value="19.726291">
            <text:p>19.726291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8637">
            <text:p>0.00008637</text:p>
          </table:table-cell>
          <table:table-cell office:value-type="float" office:value="1.7560788">
            <text:p>1.7560788</text:p>
          </table:table-cell>
          <table:table-cell office:value-type="float" office:value="0.017559334">
            <text:p>0.017559334</text:p>
          </table:table-cell>
          <table:table-cell office:value-type="float" office:value="8.832745">
            <text:p>8.83274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42199">
            <text:p>0.000042199</text:p>
          </table:table-cell>
          <table:table-cell office:value-type="float" office:value="0.4383714">
            <text:p>0.4383714</text:p>
          </table:table-cell>
          <table:table-cell office:value-type="float" office:value="0.00438225">
            <text:p>0.00438225</text:p>
          </table:table-cell>
          <table:table-cell office:value-type="float" office:value="2.218733">
            <text:p>2.218733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38151">
            <text:p>0.000038151</text:p>
          </table:table-cell>
          <table:table-cell office:value-type="float" office:value="0.3585454">
            <text:p>0.3585454</text:p>
          </table:table-cell>
          <table:table-cell office:value-type="float" office:value="0.003584062">
            <text:p>0.003584062</text:p>
          </table:table-cell>
          <table:table-cell office:value-type="float" office:value="1.815189">
            <text:p>1.815189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33691">
            <text:p>0.000033691</text:p>
          </table:table-cell>
          <table:table-cell office:value-type="float" office:value="0.2838446">
            <text:p>0.2838446</text:p>
          </table:table-cell>
          <table:table-cell office:value-type="float" office:value="0.002837004">
            <text:p>0.002837004</text:p>
          </table:table-cell>
          <table:table-cell office:value-type="float" office:value="1.441253">
            <text:p>1.44125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29072">
            <text:p>0.000029072</text:p>
          </table:table-cell>
          <table:table-cell office:value-type="float" office:value="0.2166936">
            <text:p>0.2166936</text:p>
          </table:table-cell>
          <table:table-cell office:value-type="float" office:value="0.002165516">
            <text:p>0.002165516</text:p>
          </table:table-cell>
          <table:table-cell office:value-type="float" office:value="1.102883">
            <text:p>1.102883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5215">
            <text:p>0.000025215</text:p>
          </table:table-cell>
          <table:table-cell office:value-type="float" office:value="0.1630886">
            <text:p>0.1630886</text:p>
          </table:table-cell>
          <table:table-cell office:value-type="float" office:value="0.001629426">
            <text:p>0.001629426</text:p>
          </table:table-cell>
          <table:table-cell office:value-type="float" office:value="0.83051">
            <text:p>0.8305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21121">
            <text:p>0.000021121</text:p>
          </table:table-cell>
          <table:table-cell office:value-type="float" office:value="0.1159878">
            <text:p>0.1159878</text:p>
          </table:table-cell>
          <table:table-cell office:value-type="float" office:value="0.001158444">
            <text:p>0.001158444</text:p>
          </table:table-cell>
          <table:table-cell office:value-type="float" office:value="0.59443">
            <text:p>0.5944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7222">
            <text:p>0.000017222</text:p>
          </table:table-cell>
          <table:table-cell office:value-type="float" office:value="0.0779966">
            <text:p>0.0779966</text:p>
          </table:table-cell>
          <table:table-cell office:value-type="float" office:value="0.000778552">
            <text:p>0.000778552</text:p>
          </table:table-cell>
          <table:table-cell office:value-type="float" office:value="0.401351">
            <text:p>0.401351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3093">
            <text:p>0.000013093</text:p>
          </table:table-cell>
          <table:table-cell office:value-type="float" office:value="0.0473976">
            <text:p>0.0473976</text:p>
          </table:table-cell>
          <table:table-cell office:value-type="float" office:value="0.0004726">
            <text:p>0.0004726</text:p>
          </table:table-cell>
          <table:table-cell office:value-type="float" office:value="0.24678">
            <text:p>0.24678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9161">
            <text:p>0.000009161</text:p>
          </table:table-cell>
          <table:table-cell office:value-type="float" office:value="0.0251782">
            <text:p>0.0251782</text:p>
          </table:table-cell>
          <table:table-cell office:value-type="float" office:value="0.000250408">
            <text:p>0.000250408</text:p>
          </table:table-cell>
          <table:table-cell office:value-type="float" office:value="0.13257">
            <text:p>0.13257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521">
            <text:p>0.00000521</text:p>
          </table:table-cell>
          <table:table-cell office:value-type="float" office:value="0.0106138">
            <text:p>0.0106138</text:p>
          </table:table-cell>
          <table:table-cell office:value-type="float" office:value="0.000104702">
            <text:p>0.000104702</text:p>
          </table:table-cell>
          <table:table-cell office:value-type="float" office:value="0.057409">
            <text:p>0.05740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uspension Objects, N=4</text:p>
          </table:table-cell>
          <table:table-cell table:number-columns-repeated="6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447747">
            <text:p>0.000447747</text:p>
          </table:table-cell>
          <table:table-cell office:value-type="float" office:value="9.301481">
            <text:p>9.301481</text:p>
          </table:table-cell>
          <table:table-cell office:value-type="float" office:value="0.093013516">
            <text:p>0.093013516</text:p>
          </table:table-cell>
          <table:table-cell office:value-type="float" office:value="46.555071">
            <text:p>46.555071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388536">
            <text:p>0.000388536</text:p>
          </table:table-cell>
          <table:table-cell office:value-type="float" office:value="7.1226044">
            <text:p>7.1226044</text:p>
          </table:table-cell>
          <table:table-cell office:value-type="float" office:value="0.071224626">
            <text:p>0.071224626</text:p>
          </table:table-cell>
          <table:table-cell office:value-type="float" office:value="35.661409">
            <text:p>35.661409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328346">
            <text:p>0.000328346</text:p>
          </table:table-cell>
          <table:table-cell office:value-type="float" office:value="5.246047">
            <text:p>5.246047</text:p>
          </table:table-cell>
          <table:table-cell office:value-type="float" office:value="0.052459106">
            <text:p>0.052459106</text:p>
          </table:table-cell>
          <table:table-cell office:value-type="float" office:value="26.270138">
            <text:p>26.270138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262859">
            <text:p>0.000262859</text:p>
          </table:table-cell>
          <table:table-cell office:value-type="float" office:value="3.607306">
            <text:p>3.607306</text:p>
          </table:table-cell>
          <table:table-cell office:value-type="float" office:value="0.03607171">
            <text:p>0.03607171</text:p>
          </table:table-cell>
          <table:table-cell office:value-type="float" office:value="18.068478">
            <text:p>18.068478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201629">
            <text:p>0.000201629</text:p>
          </table:table-cell>
          <table:table-cell office:value-type="float" office:value="2.3182852">
            <text:p>2.3182852</text:p>
          </table:table-cell>
          <table:table-cell office:value-type="float" office:value="0.023181392">
            <text:p>0.023181392</text:p>
          </table:table-cell>
          <table:table-cell office:value-type="float" office:value="11.615799">
            <text:p>11.615799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36616">
            <text:p>0.000136616</text:p>
          </table:table-cell>
          <table:table-cell office:value-type="float" office:value="1.3187182">
            <text:p>1.3187182</text:p>
          </table:table-cell>
          <table:table-cell office:value-type="float" office:value="0.013185834">
            <text:p>0.013185834</text:p>
          </table:table-cell>
          <table:table-cell office:value-type="float" office:value="6.609671">
            <text:p>6.609671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85708">
            <text:p>0.000085708</text:p>
          </table:table-cell>
          <table:table-cell office:value-type="float" office:value="0.590994">
            <text:p>0.590994</text:p>
          </table:table-cell>
          <table:table-cell office:value-type="float" office:value="0.005908482">
            <text:p>0.005908482</text:p>
          </table:table-cell>
          <table:table-cell office:value-type="float" office:value="2.96608">
            <text:p>2.96608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41585">
            <text:p>0.000041585</text:p>
          </table:table-cell>
          <table:table-cell office:value-type="float" office:value="0.1675582">
            <text:p>0.1675582</text:p>
          </table:table-cell>
          <table:table-cell office:value-type="float" office:value="0.001674152">
            <text:p>0.001674152</text:p>
          </table:table-cell>
          <table:table-cell office:value-type="float" office:value="0.845069">
            <text:p>0.845069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376">
            <text:p>0.0000376</text:p>
          </table:table-cell>
          <table:table-cell office:value-type="float" office:value="0.1810824">
            <text:p>0.1810824</text:p>
          </table:table-cell>
          <table:table-cell office:value-type="float" office:value="0.00180958">
            <text:p>0.00180958</text:p>
          </table:table-cell>
          <table:table-cell office:value-type="float" office:value="0.91159">
            <text:p>0.91159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33715">
            <text:p>0.000033715</text:p>
          </table:table-cell>
          <table:table-cell office:value-type="float" office:value="0.1017404">
            <text:p>0.1017404</text:p>
          </table:table-cell>
          <table:table-cell office:value-type="float" office:value="0.001015912">
            <text:p>0.001015912</text:p>
          </table:table-cell>
          <table:table-cell office:value-type="float" office:value="0.515014">
            <text:p>0.515014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29789">
            <text:p>0.000029789</text:p>
          </table:table-cell>
          <table:table-cell office:value-type="float" office:value="0.0886858">
            <text:p>0.0886858</text:p>
          </table:table-cell>
          <table:table-cell office:value-type="float" office:value="0.000885168">
            <text:p>0.000885168</text:p>
          </table:table-cell>
          <table:table-cell office:value-type="float" office:value="0.448446">
            <text:p>0.448446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5847">
            <text:p>0.000025847</text:p>
          </table:table-cell>
          <table:table-cell office:value-type="float" office:value="0.0601236">
            <text:p>0.0601236</text:p>
          </table:table-cell>
          <table:table-cell office:value-type="float" office:value="0.000599966">
            <text:p>0.000599966</text:p>
          </table:table-cell>
          <table:table-cell office:value-type="float" office:value="0.305538">
            <text:p>0.305538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21737">
            <text:p>0.000021737</text:p>
          </table:table-cell>
          <table:table-cell office:value-type="float" office:value="0.044524">
            <text:p>0.044524</text:p>
          </table:table-cell>
          <table:table-cell office:value-type="float" office:value="0.000443808">
            <text:p>0.000443808</text:p>
          </table:table-cell>
          <table:table-cell office:value-type="float" office:value="0.226889">
            <text:p>0.22688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7607">
            <text:p>0.000017607</text:p>
          </table:table-cell>
          <table:table-cell office:value-type="float" office:value="0.043775">
            <text:p>0.043775</text:p>
          </table:table-cell>
          <table:table-cell office:value-type="float" office:value="0.000436498">
            <text:p>0.000436498</text:p>
          </table:table-cell>
          <table:table-cell office:value-type="float" office:value="0.222882">
            <text:p>0.222882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3573">
            <text:p>0.000013573</text:p>
          </table:table-cell>
          <table:table-cell office:value-type="float" office:value="0.0281158">
            <text:p>0.0281158</text:p>
          </table:table-cell>
          <table:table-cell office:value-type="float" office:value="0.000279848">
            <text:p>0.000279848</text:p>
          </table:table-cell>
          <table:table-cell office:value-type="float" office:value="0.146703">
            <text:p>0.14670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979">
            <text:p>0.00000979</text:p>
          </table:table-cell>
          <table:table-cell office:value-type="float" office:value="0.0152874">
            <text:p>0.0152874</text:p>
          </table:table-cell>
          <table:table-cell office:value-type="float" office:value="0.000151578">
            <text:p>0.000151578</text:p>
          </table:table-cell>
          <table:table-cell office:value-type="float" office:value="0.079661">
            <text:p>0.07966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5938">
            <text:p>0.000005938</text:p>
          </table:table-cell>
          <table:table-cell office:value-type="float" office:value="0.0075986">
            <text:p>0.0075986</text:p>
          </table:table-cell>
          <table:table-cell office:value-type="float" office:value="0.000074742">
            <text:p>0.000074742</text:p>
          </table:table-cell>
          <table:table-cell office:value-type="float" office:value="0.041923">
            <text:p>0.041923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Psim; Busy, N=4</text:p>
          </table:table-cell>
          <table:table-cell table:number-columns-repeated="4"/>
          <table:table-cell>
            <draw:frame table:end-cell-address="Cyclope.P77" table:end-x="0.8382in" table:end-y="0.0449in" draw:z-index="0" draw:style-name="gr1" svg:width="8.85in" svg:height="5.8953in" svg:x="0.8783in" svg:y="0.1717in">
              <draw:object draw:notify-on-update-of-ranges="Cyclope.A64:Cyclope.A80 Cyclope.A63:Cyclope.A63 Cyclope.E64:Cyclope.E80 Cyclope.A44:Cyclope.A60 Cyclope.A43:Cyclope.A43 Cyclope.E44:Cyclope.E6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503358">
            <text:p>0.000503358</text:p>
          </table:table-cell>
          <table:table-cell office:value-type="float" office:value="10.6070354">
            <text:p>10.6070354</text:p>
          </table:table-cell>
          <table:table-cell office:value-type="float" office:value="0.106069048">
            <text:p>0.106069048</text:p>
          </table:table-cell>
          <table:table-cell office:value-type="float" office:value="53.073954">
            <text:p>53.073954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426288">
            <text:p>0.000426288</text:p>
          </table:table-cell>
          <table:table-cell office:value-type="float" office:value="7.9219336">
            <text:p>7.9219336</text:p>
          </table:table-cell>
          <table:table-cell office:value-type="float" office:value="0.07921815">
            <text:p>0.07921815</text:p>
          </table:table-cell>
          <table:table-cell office:value-type="float" office:value="39.645107">
            <text:p>39.645107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384311">
            <text:p>0.000384311</text:p>
          </table:table-cell>
          <table:table-cell office:value-type="float" office:value="6.2181712">
            <text:p>6.2181712</text:p>
          </table:table-cell>
          <table:table-cell office:value-type="float" office:value="0.06218053">
            <text:p>0.06218053</text:p>
          </table:table-cell>
          <table:table-cell office:value-type="float" office:value="31.122319">
            <text:p>31.122319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266389">
            <text:p>0.000266389</text:p>
          </table:table-cell>
          <table:table-cell office:value-type="float" office:value="3.7267792">
            <text:p>3.7267792</text:p>
          </table:table-cell>
          <table:table-cell office:value-type="float" office:value="0.037266524">
            <text:p>0.037266524</text:p>
          </table:table-cell>
          <table:table-cell office:value-type="float" office:value="18.785802">
            <text:p>18.785802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240315">
            <text:p>0.000240315</text:p>
          </table:table-cell>
          <table:table-cell office:value-type="float" office:value="2.7646566">
            <text:p>2.7646566</text:p>
          </table:table-cell>
          <table:table-cell office:value-type="float" office:value="0.027645382">
            <text:p>0.027645382</text:p>
          </table:table-cell>
          <table:table-cell office:value-type="float" office:value="13.846768">
            <text:p>13.846768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56335">
            <text:p>0.000156335</text:p>
          </table:table-cell>
          <table:table-cell office:value-type="float" office:value="1.5882348">
            <text:p>1.5882348</text:p>
          </table:table-cell>
          <table:table-cell office:value-type="float" office:value="0.015881144">
            <text:p>0.015881144</text:p>
          </table:table-cell>
          <table:table-cell office:value-type="float" office:value="8.025431">
            <text:p>8.025431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118094">
            <text:p>0.000118094</text:p>
          </table:table-cell>
          <table:table-cell office:value-type="float" office:value="1.1918112">
            <text:p>1.1918112</text:p>
          </table:table-cell>
          <table:table-cell office:value-type="float" office:value="0.011916934">
            <text:p>0.011916934</text:p>
          </table:table-cell>
          <table:table-cell office:value-type="float" office:value="5.975051">
            <text:p>5.97505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43434">
            <text:p>0.000043434</text:p>
          </table:table-cell>
          <table:table-cell office:value-type="float" office:value="0.2313576">
            <text:p>0.2313576</text:p>
          </table:table-cell>
          <table:table-cell office:value-type="float" office:value="0.002312382">
            <text:p>0.002312382</text:p>
          </table:table-cell>
          <table:table-cell office:value-type="float" office:value="1.168762">
            <text:p>1.168762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38581">
            <text:p>0.000038581</text:p>
          </table:table-cell>
          <table:table-cell office:value-type="float" office:value="0.1824528">
            <text:p>0.1824528</text:p>
          </table:table-cell>
          <table:table-cell office:value-type="float" office:value="0.00182334">
            <text:p>0.00182334</text:p>
          </table:table-cell>
          <table:table-cell office:value-type="float" office:value="0.923976">
            <text:p>0.923976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34753">
            <text:p>0.000034753</text:p>
          </table:table-cell>
          <table:table-cell office:value-type="float" office:value="0.1556468">
            <text:p>0.1556468</text:p>
          </table:table-cell>
          <table:table-cell office:value-type="float" office:value="0.001555292">
            <text:p>0.001555292</text:p>
          </table:table-cell>
          <table:table-cell office:value-type="float" office:value="0.789558">
            <text:p>0.789558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29459">
            <text:p>0.000029459</text:p>
          </table:table-cell>
          <table:table-cell office:value-type="float" office:value="0.110056">
            <text:p>0.110056</text:p>
          </table:table-cell>
          <table:table-cell office:value-type="float" office:value="0.001099362">
            <text:p>0.001099362</text:p>
          </table:table-cell>
          <table:table-cell office:value-type="float" office:value="0.57034">
            <text:p>0.57034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5569">
            <text:p>0.000025569</text:p>
          </table:table-cell>
          <table:table-cell office:value-type="float" office:value="0.0845996">
            <text:p>0.0845996</text:p>
          </table:table-cell>
          <table:table-cell office:value-type="float" office:value="0.000844808">
            <text:p>0.000844808</text:p>
          </table:table-cell>
          <table:table-cell office:value-type="float" office:value="0.44051">
            <text:p>0.4405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2233">
            <text:p>0.00002233</text:p>
          </table:table-cell>
          <table:table-cell office:value-type="float" office:value="0.0646856">
            <text:p>0.0646856</text:p>
          </table:table-cell>
          <table:table-cell office:value-type="float" office:value="0.000645664">
            <text:p>0.000645664</text:p>
          </table:table-cell>
          <table:table-cell office:value-type="float" office:value="0.333611">
            <text:p>0.33361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7701">
            <text:p>0.000017701</text:p>
          </table:table-cell>
          <table:table-cell office:value-type="float" office:value="0.0418972">
            <text:p>0.0418972</text:p>
          </table:table-cell>
          <table:table-cell office:value-type="float" office:value="0.000417794">
            <text:p>0.000417794</text:p>
          </table:table-cell>
          <table:table-cell office:value-type="float" office:value="0.223069">
            <text:p>0.22306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3692">
            <text:p>0.000013692</text:p>
          </table:table-cell>
          <table:table-cell office:value-type="float" office:value="0.0302268">
            <text:p>0.0302268</text:p>
          </table:table-cell>
          <table:table-cell office:value-type="float" office:value="0.000301074">
            <text:p>0.000301074</text:p>
          </table:table-cell>
          <table:table-cell office:value-type="float" office:value="0.160568">
            <text:p>0.160568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9723">
            <text:p>0.000009723</text:p>
          </table:table-cell>
          <table:table-cell office:value-type="float" office:value="0.0279108">
            <text:p>0.0279108</text:p>
          </table:table-cell>
          <table:table-cell office:value-type="float" office:value="0.000277942">
            <text:p>0.000277942</text:p>
          </table:table-cell>
          <table:table-cell office:value-type="float" office:value="0.148566">
            <text:p>0.14856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623">
            <text:p>0.00000623</text:p>
          </table:table-cell>
          <table:table-cell office:value-type="float" office:value="0.00732">
            <text:p>0.00732</text:p>
          </table:table-cell>
          <table:table-cell office:value-type="float" office:value="0.000072034">
            <text:p>0.000072034</text:p>
          </table:table-cell>
          <table:table-cell office:value-type="float" office:value="0.045416">
            <text:p>0.045416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Psim, Busy; N=1</text:p>
          </table:table-cell>
          <table:table-cell table:number-columns-repeated="6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338649">
            <text:p>0.000338649</text:p>
          </table:table-cell>
          <table:table-cell office:value-type="float" office:value="27.2009508">
            <text:p>27.2009508</text:p>
          </table:table-cell>
          <table:table-cell office:value-type="float" office:value="0.272007982">
            <text:p>0.272007982</text:p>
          </table:table-cell>
          <table:table-cell office:value-type="float" office:value="136.137752">
            <text:p>136.137752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275113">
            <text:p>0.000275113</text:p>
          </table:table-cell>
          <table:table-cell office:value-type="float" office:value="19.3524722">
            <text:p>19.3524722</text:p>
          </table:table-cell>
          <table:table-cell office:value-type="float" office:value="0.193523244">
            <text:p>0.193523244</text:p>
          </table:table-cell>
          <table:table-cell office:value-type="float" office:value="96.926991">
            <text:p>96.926991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236396">
            <text:p>0.000236396</text:p>
          </table:table-cell>
          <table:table-cell office:value-type="float" office:value="14.26371">
            <text:p>14.26371</text:p>
          </table:table-cell>
          <table:table-cell office:value-type="float" office:value="0.1426357">
            <text:p>0.1426357</text:p>
          </table:table-cell>
          <table:table-cell office:value-type="float" office:value="71.447837">
            <text:p>71.447837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220067">
            <text:p>0.000220067</text:p>
          </table:table-cell>
          <table:table-cell office:value-type="float" office:value="11.0701856">
            <text:p>11.0701856</text:p>
          </table:table-cell>
          <table:table-cell office:value-type="float" office:value="0.11070038">
            <text:p>0.11070038</text:p>
          </table:table-cell>
          <table:table-cell office:value-type="float" office:value="55.485425">
            <text:p>55.485425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157954">
            <text:p>0.000157954</text:p>
          </table:table-cell>
          <table:table-cell office:value-type="float" office:value="6.3719216">
            <text:p>6.3719216</text:p>
          </table:table-cell>
          <table:table-cell office:value-type="float" office:value="0.06371782">
            <text:p>0.06371782</text:p>
          </table:table-cell>
          <table:table-cell office:value-type="float" office:value="31.960761">
            <text:p>31.960761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18658">
            <text:p>0.000118658</text:p>
          </table:table-cell>
          <table:table-cell office:value-type="float" office:value="3.6002088">
            <text:p>3.6002088</text:p>
          </table:table-cell>
          <table:table-cell office:value-type="float" office:value="0.036000648">
            <text:p>0.036000648</text:p>
          </table:table-cell>
          <table:table-cell office:value-type="float" office:value="18.081099">
            <text:p>18.081099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86298">
            <text:p>0.000086298</text:p>
          </table:table-cell>
          <table:table-cell office:value-type="float" office:value="1.753269">
            <text:p>1.753269</text:p>
          </table:table-cell>
          <table:table-cell office:value-type="float" office:value="0.01753129">
            <text:p>0.01753129</text:p>
          </table:table-cell>
          <table:table-cell office:value-type="float" office:value="8.815986">
            <text:p>8.81598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40386">
            <text:p>0.000040386</text:p>
          </table:table-cell>
          <table:table-cell office:value-type="float" office:value="0.4181504">
            <text:p>0.4181504</text:p>
          </table:table-cell>
          <table:table-cell office:value-type="float" office:value="0.00418013">
            <text:p>0.00418013</text:p>
          </table:table-cell>
          <table:table-cell office:value-type="float" office:value="2.116384">
            <text:p>2.116384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40312">
            <text:p>0.000040312</text:p>
          </table:table-cell>
          <table:table-cell office:value-type="float" office:value="0.37577">
            <text:p>0.37577</text:p>
          </table:table-cell>
          <table:table-cell office:value-type="float" office:value="0.003756346">
            <text:p>0.003756346</text:p>
          </table:table-cell>
          <table:table-cell office:value-type="float" office:value="1.900678">
            <text:p>1.900678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32545">
            <text:p>0.000032545</text:p>
          </table:table-cell>
          <table:table-cell office:value-type="float" office:value="0.2721826">
            <text:p>0.2721826</text:p>
          </table:table-cell>
          <table:table-cell office:value-type="float" office:value="0.002720508">
            <text:p>0.002720508</text:p>
          </table:table-cell>
          <table:table-cell office:value-type="float" office:value="1.381839">
            <text:p>1.381839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30739">
            <text:p>0.000030739</text:p>
          </table:table-cell>
          <table:table-cell office:value-type="float" office:value="0.2256488">
            <text:p>0.2256488</text:p>
          </table:table-cell>
          <table:table-cell office:value-type="float" office:value="0.002255146">
            <text:p>0.002255146</text:p>
          </table:table-cell>
          <table:table-cell office:value-type="float" office:value="1.147422">
            <text:p>1.147422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4727">
            <text:p>0.000024727</text:p>
          </table:table-cell>
          <table:table-cell office:value-type="float" office:value="0.1574616">
            <text:p>0.1574616</text:p>
          </table:table-cell>
          <table:table-cell office:value-type="float" office:value="0.001573296">
            <text:p>0.001573296</text:p>
          </table:table-cell>
          <table:table-cell office:value-type="float" office:value="0.804351">
            <text:p>0.80435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21806">
            <text:p>0.000021806</text:p>
          </table:table-cell>
          <table:table-cell office:value-type="float" office:value="0.1170224">
            <text:p>0.1170224</text:p>
          </table:table-cell>
          <table:table-cell office:value-type="float" office:value="0.00116889">
            <text:p>0.00116889</text:p>
          </table:table-cell>
          <table:table-cell office:value-type="float" office:value="0.599121">
            <text:p>0.59912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8663">
            <text:p>0.000018663</text:p>
          </table:table-cell>
          <table:table-cell office:value-type="float" office:value="0.0811718">
            <text:p>0.0811718</text:p>
          </table:table-cell>
          <table:table-cell office:value-type="float" office:value="0.00081038">
            <text:p>0.00081038</text:p>
          </table:table-cell>
          <table:table-cell office:value-type="float" office:value="0.418286">
            <text:p>0.418286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302">
            <text:p>0.00001302</text:p>
          </table:table-cell>
          <table:table-cell office:value-type="float" office:value="0.044414">
            <text:p>0.044414</text:p>
          </table:table-cell>
          <table:table-cell office:value-type="float" office:value="0.000442848">
            <text:p>0.000442848</text:p>
          </table:table-cell>
          <table:table-cell office:value-type="float" office:value="0.231397">
            <text:p>0.231397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9099">
            <text:p>0.000009099</text:p>
          </table:table-cell>
          <table:table-cell office:value-type="float" office:value="0.0221664">
            <text:p>0.0221664</text:p>
          </table:table-cell>
          <table:table-cell office:value-type="float" office:value="0.000220378">
            <text:p>0.000220378</text:p>
          </table:table-cell>
          <table:table-cell office:value-type="float" office:value="0.117355">
            <text:p>0.117355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5199">
            <text:p>0.000005199</text:p>
          </table:table-cell>
          <table:table-cell office:value-type="float" office:value="0.0079146">
            <text:p>0.0079146</text:p>
          </table:table-cell>
          <table:table-cell office:value-type="float" office:value="0.000077822">
            <text:p>0.000077822</text:p>
          </table:table-cell>
          <table:table-cell office:value-type="float" office:value="0.04905">
            <text:p>0.04905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Psim N=4, my_sync_barrier</text:p>
          </table:table-cell>
          <table:table-cell table:number-columns-repeated="5"/>
          <table:table-cell>
            <draw:frame table:end-cell-address="Cyclope.Q112" table:end-x="0.035in" table:end-y="0.0102in" draw:z-index="1" draw:style-name="gr1" svg:width="8.7366in" svg:height="5.1362in" svg:x="0.1886in" svg:y="0.0102in">
              <draw:object draw:notify-on-update-of-ranges="Cyclope.A84:Cyclope.A100 Cyclope.A83:Cyclope.A83 Cyclope.E84:Cyclope.E100 Cyclope.A5:Cyclope.A21 Cyclope.A4:Cyclope.A4 Cyclope.E5:Cyclope.E21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44736">
            <text:p>0.00044736</text:p>
          </table:table-cell>
          <table:table-cell office:value-type="float" office:value="9.2836854">
            <text:p>9.2836854</text:p>
          </table:table-cell>
          <table:table-cell office:value-type="float" office:value="0.092835524">
            <text:p>0.092835524</text:p>
          </table:table-cell>
          <table:table-cell office:value-type="float" office:value="46.471177">
            <text:p>46.471177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575663">
            <text:p>0.000575663</text:p>
          </table:table-cell>
          <table:table-cell office:value-type="float" office:value="10.7325064">
            <text:p>10.7325064</text:p>
          </table:table-cell>
          <table:table-cell office:value-type="float" office:value="0.107323772">
            <text:p>0.107323772</text:p>
          </table:table-cell>
          <table:table-cell office:value-type="float" office:value="54.06479">
            <text:p>54.06479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329074">
            <text:p>0.000329074</text:p>
          </table:table-cell>
          <table:table-cell office:value-type="float" office:value="5.2481232">
            <text:p>5.2481232</text:p>
          </table:table-cell>
          <table:table-cell office:value-type="float" office:value="0.052479936">
            <text:p>0.052479936</text:p>
          </table:table-cell>
          <table:table-cell office:value-type="float" office:value="26.266996">
            <text:p>26.266996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267592">
            <text:p>0.000267592</text:p>
          </table:table-cell>
          <table:table-cell office:value-type="float" office:value="3.6667688">
            <text:p>3.6667688</text:p>
          </table:table-cell>
          <table:table-cell office:value-type="float" office:value="0.036666402">
            <text:p>0.036666402</text:p>
          </table:table-cell>
          <table:table-cell office:value-type="float" office:value="18.361964">
            <text:p>18.361964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205453">
            <text:p>0.000205453</text:p>
          </table:table-cell>
          <table:table-cell office:value-type="float" office:value="2.36662">
            <text:p>2.36662</text:p>
          </table:table-cell>
          <table:table-cell office:value-type="float" office:value="0.02366488">
            <text:p>0.02366488</text:p>
          </table:table-cell>
          <table:table-cell office:value-type="float" office:value="11.852082">
            <text:p>11.852082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40185">
            <text:p>0.000140185</text:p>
          </table:table-cell>
          <table:table-cell office:value-type="float" office:value="1.3440054">
            <text:p>1.3440054</text:p>
          </table:table-cell>
          <table:table-cell office:value-type="float" office:value="0.01343873">
            <text:p>0.01343873</text:p>
          </table:table-cell>
          <table:table-cell office:value-type="float" office:value="6.73398">
            <text:p>6.73398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88639">
            <text:p>0.000088639</text:p>
          </table:table-cell>
          <table:table-cell office:value-type="float" office:value="0.6092378">
            <text:p>0.6092378</text:p>
          </table:table-cell>
          <table:table-cell office:value-type="float" office:value="0.006091002">
            <text:p>0.006091002</text:p>
          </table:table-cell>
          <table:table-cell office:value-type="float" office:value="3.056233">
            <text:p>3.05623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44917">
            <text:p>0.000044917</text:p>
          </table:table-cell>
          <table:table-cell office:value-type="float" office:value="0.1628324">
            <text:p>0.1628324</text:p>
          </table:table-cell>
          <table:table-cell office:value-type="float" office:value="0.001626994">
            <text:p>0.001626994</text:p>
          </table:table-cell>
          <table:table-cell office:value-type="float" office:value="0.820296">
            <text:p>0.82029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40621">
            <text:p>0.000040621</text:p>
          </table:table-cell>
          <table:table-cell office:value-type="float" office:value="0.1326334">
            <text:p>0.1326334</text:p>
          </table:table-cell>
          <table:table-cell office:value-type="float" office:value="0.00132505">
            <text:p>0.00132505</text:p>
          </table:table-cell>
          <table:table-cell office:value-type="float" office:value="0.668727">
            <text:p>0.668727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36292">
            <text:p>0.000036292</text:p>
          </table:table-cell>
          <table:table-cell office:value-type="float" office:value="0.125791">
            <text:p>0.125791</text:p>
          </table:table-cell>
          <table:table-cell office:value-type="float" office:value="0.00125658">
            <text:p>0.00125658</text:p>
          </table:table-cell>
          <table:table-cell office:value-type="float" office:value="0.634473">
            <text:p>0.63447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31944">
            <text:p>0.000031944</text:p>
          </table:table-cell>
          <table:table-cell office:value-type="float" office:value="0.0920114">
            <text:p>0.0920114</text:p>
          </table:table-cell>
          <table:table-cell office:value-type="float" office:value="0.000918764">
            <text:p>0.000918764</text:p>
          </table:table-cell>
          <table:table-cell office:value-type="float" office:value="0.465262">
            <text:p>0.465262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7602">
            <text:p>0.000027602</text:p>
          </table:table-cell>
          <table:table-cell office:value-type="float" office:value="0.0672138">
            <text:p>0.0672138</text:p>
          </table:table-cell>
          <table:table-cell office:value-type="float" office:value="0.000670874">
            <text:p>0.000670874</text:p>
          </table:table-cell>
          <table:table-cell office:value-type="float" office:value="0.340533">
            <text:p>0.34053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23323">
            <text:p>0.000023323</text:p>
          </table:table-cell>
          <table:table-cell office:value-type="float" office:value="0.0653674">
            <text:p>0.0653674</text:p>
          </table:table-cell>
          <table:table-cell office:value-type="float" office:value="0.000652404">
            <text:p>0.000652404</text:p>
          </table:table-cell>
          <table:table-cell office:value-type="float" office:value="0.331241">
            <text:p>0.33124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8995">
            <text:p>0.000018995</text:p>
          </table:table-cell>
          <table:table-cell office:value-type="float" office:value="0.0332738">
            <text:p>0.0332738</text:p>
          </table:table-cell>
          <table:table-cell office:value-type="float" office:value="0.00033147">
            <text:p>0.00033147</text:p>
          </table:table-cell>
          <table:table-cell office:value-type="float" office:value="0.170015">
            <text:p>0.170015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4667">
            <text:p>0.000014667</text:p>
          </table:table-cell>
          <table:table-cell office:value-type="float" office:value="0.0300588">
            <text:p>0.0300588</text:p>
          </table:table-cell>
          <table:table-cell office:value-type="float" office:value="0.00029932">
            <text:p>0.00029932</text:p>
          </table:table-cell>
          <table:table-cell office:value-type="float" office:value="0.153915">
            <text:p>0.15391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1042">
            <text:p>0.00001042</text:p>
          </table:table-cell>
          <table:table-cell office:value-type="float" office:value="0.0140064">
            <text:p>0.0140064</text:p>
          </table:table-cell>
          <table:table-cell office:value-type="float" office:value="0.000138772">
            <text:p>0.000138772</text:p>
          </table:table-cell>
          <table:table-cell office:value-type="float" office:value="0.073096">
            <text:p>0.07309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6099">
            <text:p>0.000006099</text:p>
          </table:table-cell>
          <table:table-cell office:value-type="float" office:value="0.0109822">
            <text:p>0.0109822</text:p>
          </table:table-cell>
          <table:table-cell office:value-type="float" office:value="0.000108526">
            <text:p>0.000108526</text:p>
          </table:table-cell>
          <table:table-cell office:value-type="float" office:value="0.059006">
            <text:p>0.059006</text:p>
          </table:table-cell>
          <table:table-cell table:number-columns-repeated="2"/>
        </table:table-row>
      </table:table>
      <table:table table:name="Summar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Summary.L35" table:end-x="0.0528in" table:end-y="0.0862in" draw:z-index="0" draw:style-name="gr1" svg:width="9.4012in" svg:height="5.8508in" svg:x="0.4307in" svg:y="0.0803in">
              <draw:object draw:notify-on-update-of-ranges="Cyclope.E84:Cyclope.E100 Cyclope.A5:Cyclope.A21 Cyclope.A4:Cyclope.A4 Cyclope.E5:Cyclope.E21 Cyclope.A84:Cyclope.A100 Cyclope.A83:Cyclope.A83 Cyclope.E84:Cyclope.E100 Cyclope.A44:Cyclope.A60 Cyclope.A43:Cyclope.A43 Cyclope.E44:Cyclope.E60 Cyclope.A24:Cyclope.A40 Cyclope.A23:Cyclope.A23 Cyclope.E24:Cyclope.E4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34">
          <table:table-cell/>
        </table:table-row>
        <table:table-row table:style-name="ro1">
          <table:table-cell>
            <draw:frame table:end-cell-address="Summary.L67" table:end-x="0.0469in" table:end-y="0.0268in" draw:z-index="1" draw:style-name="gr1" svg:width="9.3862in" svg:height="5.278in" svg:x="0.4398in" svg:y="0.0622in">
              <draw:object draw:notify-on-update-of-ranges="Paraffine.A5:Paraffine.A5 Paraffine.E6:Paraffine.E22 Paraffine.A6:Paraffine.A22 Cyclope.A4:Cyclope.A4 Cyclope.E5:Cyclope.E21 Cyclope.A5:Cyclope.A21 Cyclope.A23:Cyclope.A23 Cyclope.E24:Cyclope.E40 Cyclope.A24:Cyclope.A40 Paraffine.A25:Paraffine.A25 Paraffine.E26:Paraffine.E42 Paraffine.A26:Paraffine.A4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  <table:table table:name="Paraffine" table:style-name="ta1" table:print="false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office:value-type="string">
            <text:p>N=1</text:p>
          </table:table-cell>
          <table:table-cell table:number-columns-repeated="4"/>
          <table:table-cell>
            <draw:frame table:end-cell-address="Paraffine.O37" table:end-x="0.4776in" table:end-y="0.1378in" draw:z-index="0" draw:style-name="gr1" svg:width="7.9264in" svg:height="5.6441in" svg:x="0.5524in" svg:y="0.1614in">
              <draw:object draw:notify-on-update-of-ranges="Paraffine.A25:Paraffine.A25 Paraffine.A6:Paraffine.A22 Paraffine.A5:Paraffine.A5 Paraffine.E6:Paraffine.E22 Paraffine.A25:Paraffine.A25 Paraffine.E26:Paraffine.E42 Paraffine.A26:Paraffine.A4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285213">
            <text:p>0.000285213</text:p>
          </table:table-cell>
          <table:table-cell office:value-type="float" office:value="22.9251298">
            <text:p>22.9251298</text:p>
          </table:table-cell>
          <table:table-cell office:value-type="string">
            <text:p><text:s text:c="2"/></text:p>
          </table:table-cell>
          <table:table-cell office:value-type="float" office:value="114.698957">
            <text:p>114.698957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250204">
            <text:p>0.000250204</text:p>
          </table:table-cell>
          <table:table-cell office:value-type="float" office:value="17.6167402">
            <text:p>17.6167402</text:p>
          </table:table-cell>
          <table:table-cell office:value-type="string">
            <text:p><text:s text:c="2"/></text:p>
          </table:table-cell>
          <table:table-cell office:value-type="float" office:value="88.153777">
            <text:p>88.153777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209733">
            <text:p>0.000209733</text:p>
          </table:table-cell>
          <table:table-cell office:value-type="float" office:value="12.6663998">
            <text:p>12.6663998</text:p>
          </table:table-cell>
          <table:table-cell office:value-type="string">
            <text:p><text:s text:c="2"/></text:p>
          </table:table-cell>
          <table:table-cell office:value-type="float" office:value="63.357638">
            <text:p>63.357638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175948">
            <text:p>0.000175948</text:p>
          </table:table-cell>
          <table:table-cell office:value-type="float" office:value="8.8680358">
            <text:p>8.8680358</text:p>
          </table:table-cell>
          <table:table-cell office:value-type="string">
            <text:p><text:s text:c="2"/></text:p>
          </table:table-cell>
          <table:table-cell office:value-type="float" office:value="44.403848">
            <text:p>44.403848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141019">
            <text:p>0.000141019</text:p>
          </table:table-cell>
          <table:table-cell office:value-type="float" office:value="5.6982846">
            <text:p>5.6982846</text:p>
          </table:table-cell>
          <table:table-cell office:value-type="string">
            <text:p><text:s text:c="2"/></text:p>
          </table:table-cell>
          <table:table-cell office:value-type="float" office:value="28.525792">
            <text:p>28.525792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07906">
            <text:p>0.000107906</text:p>
          </table:table-cell>
          <table:table-cell office:value-type="float" office:value="3.2848772">
            <text:p>3.2848772</text:p>
          </table:table-cell>
          <table:table-cell office:value-type="string">
            <text:p><text:s text:c="2"/></text:p>
          </table:table-cell>
          <table:table-cell office:value-type="float" office:value="16.475512">
            <text:p>16.475512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72397">
            <text:p>0.000072397</text:p>
          </table:table-cell>
          <table:table-cell office:value-type="float" office:value="1.4826892">
            <text:p>1.4826892</text:p>
          </table:table-cell>
          <table:table-cell office:value-type="string">
            <text:p><text:s text:c="2"/></text:p>
          </table:table-cell>
          <table:table-cell office:value-type="float" office:value="7.455042">
            <text:p>7.45504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36834">
            <text:p>0.000036834</text:p>
          </table:table-cell>
          <table:table-cell office:value-type="float" office:value="0.3919668">
            <text:p>0.3919668</text:p>
          </table:table-cell>
          <table:table-cell office:value-type="string">
            <text:p><text:s text:c="2"/></text:p>
          </table:table-cell>
          <table:table-cell office:value-type="float" office:value="1.973913">
            <text:p>1.97391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32937">
            <text:p>0.000032937</text:p>
          </table:table-cell>
          <table:table-cell office:value-type="float" office:value="0.317983">
            <text:p>0.317983</text:p>
          </table:table-cell>
          <table:table-cell office:value-type="string">
            <text:p><text:s text:c="2"/></text:p>
          </table:table-cell>
          <table:table-cell office:value-type="float" office:value="1.608065">
            <text:p>1.60806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29628">
            <text:p>0.000029628</text:p>
          </table:table-cell>
          <table:table-cell office:value-type="float" office:value="0.2563042">
            <text:p>0.2563042</text:p>
          </table:table-cell>
          <table:table-cell office:value-type="string">
            <text:p><text:s text:c="2"/></text:p>
          </table:table-cell>
          <table:table-cell office:value-type="float" office:value="1.298034">
            <text:p>1.298034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2617">
            <text:p>0.00002617</text:p>
          </table:table-cell>
          <table:table-cell office:value-type="float" office:value="0.2013954">
            <text:p>0.2013954</text:p>
          </table:table-cell>
          <table:table-cell office:value-type="string">
            <text:p><text:s text:c="2"/></text:p>
          </table:table-cell>
          <table:table-cell office:value-type="float" office:value="1.021916">
            <text:p>1.02191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265">
            <text:p>0.00002265</text:p>
          </table:table-cell>
          <table:table-cell office:value-type="float" office:value="0.1541648">
            <text:p>0.1541648</text:p>
          </table:table-cell>
          <table:table-cell office:value-type="string">
            <text:p><text:s text:c="2"/></text:p>
          </table:table-cell>
          <table:table-cell office:value-type="float" office:value="0.782675">
            <text:p>0.78267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19237">
            <text:p>0.000019237</text:p>
          </table:table-cell>
          <table:table-cell office:value-type="float" office:value="0.1123168">
            <text:p>0.1123168</text:p>
          </table:table-cell>
          <table:table-cell office:value-type="string">
            <text:p><text:s text:c="2"/></text:p>
          </table:table-cell>
          <table:table-cell office:value-type="float" office:value="0.570909">
            <text:p>0.57090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5523">
            <text:p>0.000015523</text:p>
          </table:table-cell>
          <table:table-cell office:value-type="float" office:value="0.0766442">
            <text:p>0.0766442</text:p>
          </table:table-cell>
          <table:table-cell office:value-type="string">
            <text:p><text:s text:c="2"/></text:p>
          </table:table-cell>
          <table:table-cell office:value-type="float" office:value="0.39209">
            <text:p>0.3920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1986">
            <text:p>0.000011986</text:p>
          </table:table-cell>
          <table:table-cell office:value-type="float" office:value="0.0494552">
            <text:p>0.0494552</text:p>
          </table:table-cell>
          <table:table-cell office:value-type="string">
            <text:p><text:s text:c="2"/></text:p>
          </table:table-cell>
          <table:table-cell office:value-type="float" office:value="0.253403">
            <text:p>0.25340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8446">
            <text:p>0.000008446</text:p>
          </table:table-cell>
          <table:table-cell office:value-type="float" office:value="0.0288478">
            <text:p>0.0288478</text:p>
          </table:table-cell>
          <table:table-cell office:value-type="string">
            <text:p><text:s text:c="2"/></text:p>
          </table:table-cell>
          <table:table-cell office:value-type="float" office:value="0.14886">
            <text:p>0.1488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4887">
            <text:p>0.000004887</text:p>
          </table:table-cell>
          <table:table-cell office:value-type="float" office:value="0.0160392">
            <text:p>0.0160392</text:p>
          </table:table-cell>
          <table:table-cell office:value-type="string">
            <text:p><text:s text:c="2"/></text:p>
          </table:table-cell>
          <table:table-cell office:value-type="float" office:value="0.082754">
            <text:p>0.082754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N=4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323264">
            <text:p>0.000323264</text:p>
          </table:table-cell>
          <table:table-cell office:value-type="float" office:value="7.5795974">
            <text:p>7.5795974</text:p>
          </table:table-cell>
          <table:table-cell office:value-type="string">
            <text:p><text:s text:c="2"/></text:p>
          </table:table-cell>
          <table:table-cell office:value-type="float" office:value="37.94">
            <text:p>37.94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320371">
            <text:p>0.000320371</text:p>
          </table:table-cell>
          <table:table-cell office:value-type="float" office:value="6.9372428">
            <text:p>6.9372428</text:p>
          </table:table-cell>
          <table:table-cell office:value-type="string">
            <text:p><text:s text:c="2"/></text:p>
          </table:table-cell>
          <table:table-cell office:value-type="float" office:value="34.709982">
            <text:p>34.709982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297964">
            <text:p>0.000297964</text:p>
          </table:table-cell>
          <table:table-cell office:value-type="float" office:value="5.5570244">
            <text:p>5.5570244</text:p>
          </table:table-cell>
          <table:table-cell office:value-type="string">
            <text:p><text:s text:c="2"/></text:p>
          </table:table-cell>
          <table:table-cell office:value-type="float" office:value="27.805283">
            <text:p>27.805283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251948">
            <text:p>0.000251948</text:p>
          </table:table-cell>
          <table:table-cell office:value-type="float" office:value="4.0638924">
            <text:p>4.0638924</text:p>
          </table:table-cell>
          <table:table-cell office:value-type="string">
            <text:p><text:s text:c="2"/></text:p>
          </table:table-cell>
          <table:table-cell office:value-type="float" office:value="20.336615">
            <text:p>20.336615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191469">
            <text:p>0.000191469</text:p>
          </table:table-cell>
          <table:table-cell office:value-type="float" office:value="2.6954028">
            <text:p>2.6954028</text:p>
          </table:table-cell>
          <table:table-cell office:value-type="string">
            <text:p><text:s text:c="2"/></text:p>
          </table:table-cell>
          <table:table-cell office:value-type="float" office:value="13.491039">
            <text:p>13.491039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1485">
            <text:p>0.00011485</text:p>
          </table:table-cell>
          <table:table-cell office:value-type="float" office:value="1.5980972">
            <text:p>1.5980972</text:p>
          </table:table-cell>
          <table:table-cell office:value-type="string">
            <text:p><text:s text:c="2"/></text:p>
          </table:table-cell>
          <table:table-cell office:value-type="float" office:value="8.001663">
            <text:p>8.00166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73595">
            <text:p>0.000073595</text:p>
          </table:table-cell>
          <table:table-cell office:value-type="float" office:value="0.705957">
            <text:p>0.705957</text:p>
          </table:table-cell>
          <table:table-cell office:value-type="string">
            <text:p><text:s text:c="2"/></text:p>
          </table:table-cell>
          <table:table-cell office:value-type="float" office:value="3.536407">
            <text:p>3.53640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3786">
            <text:p>0.00003786</text:p>
          </table:table-cell>
          <table:table-cell office:value-type="float" office:value="0.2428424">
            <text:p>0.2428424</text:p>
          </table:table-cell>
          <table:table-cell office:value-type="string">
            <text:p><text:s text:c="2"/></text:p>
          </table:table-cell>
          <table:table-cell office:value-type="float" office:value="1.235275">
            <text:p>1.23527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38741">
            <text:p>0.000038741</text:p>
          </table:table-cell>
          <table:table-cell office:value-type="float" office:value="0.2006062">
            <text:p>0.2006062</text:p>
          </table:table-cell>
          <table:table-cell office:value-type="string">
            <text:p><text:s text:c="2"/></text:p>
          </table:table-cell>
          <table:table-cell office:value-type="float" office:value="1.021963">
            <text:p>1.02196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31611">
            <text:p>0.000031611</text:p>
          </table:table-cell>
          <table:table-cell office:value-type="float" office:value="0.1693342">
            <text:p>0.1693342</text:p>
          </table:table-cell>
          <table:table-cell office:value-type="string">
            <text:p><text:s text:c="2"/></text:p>
          </table:table-cell>
          <table:table-cell office:value-type="float" office:value="0.862156">
            <text:p>0.862156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2806">
            <text:p>0.00002806</text:p>
          </table:table-cell>
          <table:table-cell office:value-type="float" office:value="0.149208">
            <text:p>0.149208</text:p>
          </table:table-cell>
          <table:table-cell office:value-type="string">
            <text:p><text:s text:c="2"/></text:p>
          </table:table-cell>
          <table:table-cell office:value-type="float" office:value="0.761042">
            <text:p>0.76104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6181">
            <text:p>0.000026181</text:p>
          </table:table-cell>
          <table:table-cell office:value-type="float" office:value="0.11656">
            <text:p>0.11656</text:p>
          </table:table-cell>
          <table:table-cell office:value-type="string">
            <text:p><text:s text:c="2"/></text:p>
          </table:table-cell>
          <table:table-cell office:value-type="float" office:value="0.595765">
            <text:p>0.59576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20036">
            <text:p>0.000020036</text:p>
          </table:table-cell>
          <table:table-cell office:value-type="float" office:value="0.0973456">
            <text:p>0.0973456</text:p>
          </table:table-cell>
          <table:table-cell office:value-type="string">
            <text:p><text:s text:c="2"/></text:p>
          </table:table-cell>
          <table:table-cell office:value-type="float" office:value="0.497475">
            <text:p>0.49747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6958">
            <text:p>0.000016958</text:p>
          </table:table-cell>
          <table:table-cell office:value-type="float" office:value="0.0768882">
            <text:p>0.0768882</text:p>
          </table:table-cell>
          <table:table-cell office:value-type="string">
            <text:p><text:s text:c="2"/></text:p>
          </table:table-cell>
          <table:table-cell office:value-type="float" office:value="0.393267">
            <text:p>0.393267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3447">
            <text:p>0.000013447</text:p>
          </table:table-cell>
          <table:table-cell office:value-type="float" office:value="0.0680664">
            <text:p>0.0680664</text:p>
          </table:table-cell>
          <table:table-cell office:value-type="string">
            <text:p><text:s text:c="2"/></text:p>
          </table:table-cell>
          <table:table-cell office:value-type="float" office:value="0.347392">
            <text:p>0.34739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9784">
            <text:p>0.000009784</text:p>
          </table:table-cell>
          <table:table-cell office:value-type="float" office:value="0.0528638">
            <text:p>0.0528638</text:p>
          </table:table-cell>
          <table:table-cell office:value-type="string">
            <text:p><text:s text:c="2"/></text:p>
          </table:table-cell>
          <table:table-cell office:value-type="float" office:value="0.268659">
            <text:p>0.26865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5757">
            <text:p>0.000005757</text:p>
          </table:table-cell>
          <table:table-cell office:value-type="float" office:value="0.0404532">
            <text:p>0.0404532</text:p>
          </table:table-cell>
          <table:table-cell office:value-type="string">
            <text:p><text:s text:c="2"/></text:p>
          </table:table-cell>
          <table:table-cell office:value-type="float" office:value="0.20469">
            <text:p>0.2046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66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9">07/29/2012</text:date>, <text:time>17:2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erdmann </meta:initial-creator>
    <meta:creation-date>2012-07-21T09:29:36</meta:creation-date>
    <dc:date>2012-07-29T17:29:39</dc:date>
    <dc:creator>merdmann </dc:creator>
    <meta:editing-duration>PT11H9M55S</meta:editing-duration>
    <meta:editing-cycles>33</meta:editing-cycles>
    <meta:generator>LibreOffice/3.3$Unix LibreOffice_project/330m19$Build-8</meta:generator>
    <meta:document-statistic meta:table-count="3" meta:cell-count="60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26cm" svg:height="16.119cm" xlink:href=".." xlink:type="simple" chart:class="chart:scatter" chart:style-name="ch1">
        <chart:legend chart:legend-position="end" svg:x="18.782cm" svg:y="7.539cm" chart:style-name="ch2"/>
        <chart:plot-area chart:style-name="ch3" table:cell-range-address="Cyclope.H8:Cyclope.H8 Cyclope.E24:Cyclope.E40 Cyclope.A4:Cyclope.A21 Cyclope.E5:Cyclope.E21" chart:data-source-has-labels="both" svg:x="0.872cm" svg:y="1.423cm" svg:width="17.066cm" svg:height="13.954cm">
          <chartooo:coordinate-region svg:x="1.864cm" svg:y="1.623cm" svg:width="15.702cm" svg:height="13.107cm"/>
          <chart:axis chart:dimension="x" chart:name="primary-x" chart:style-name="ch4">
            <chart:categories table:cell-range-address="Cyclope.E24:Cyclope.E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yclope.E5:Cyclope.E21" chart:label-cell-address="Cyclope.A4:Cyclope.A4" chart:class="chart:scatter">
            <chart:domain table:cell-range-address="Cyclope.A5:Cyclope.A21"/>
            <chart:data-point chart:repeated="17"/>
          </chart:series>
          <chart:series chart:style-name="ch7" chart:values-cell-range-address="Cyclope.E24:Cyclope.E40" chart:class="chart:scatter">
            <chart:domain table:cell-range-address="Cyclope.A24:Cyclope.A40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sim N=1</text:p>
                <draw:g>
                  <svg:desc>Cyclope.A4:Cyclope.A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46.555071</text:p>
                <draw:g>
                  <svg:desc>Cyclope.E24:Cyclope.E40</svg:desc>
                </draw:g>
              </table:table-cell>
              <table:table-cell office:value-type="float" office:value="800">
                <text:p>800</text:p>
                <draw:g>
                  <svg:desc>Cyclope.A5:Cyclope.A21</svg:desc>
                </draw:g>
              </table:table-cell>
              <table:table-cell office:value-type="float" office:value="138.683431">
                <text:p>138.683431</text:p>
                <draw:g>
                  <svg:desc>Cyclope.E5:Cyclope.E21</svg:desc>
                </draw:g>
              </table:table-cell>
              <table:table-cell office:value-type="float" office:value="800">
                <text:p>800</text:p>
                <draw:g>
                  <svg:desc>Cyclope.A24:Cyclope.A40</svg:desc>
                </draw:g>
              </table:table-cell>
              <table:table-cell office:value-type="float" office:value="46.555071">
                <text:p>46.555071</text:p>
                <draw:g>
                  <svg:desc>Cyclope.E24:Cyclope.E40</svg:desc>
                </draw:g>
              </table:table-cell>
            </table:table-row>
            <table:table-row>
              <table:table-cell office:value-type="string">
                <text:p>35.661409</text:p>
              </table:table-cell>
              <table:table-cell office:value-type="float" office:value="700">
                <text:p>700</text:p>
              </table:table-cell>
              <table:table-cell office:value-type="float" office:value="106.14482">
                <text:p>106.14482</text:p>
              </table:table-cell>
              <table:table-cell office:value-type="float" office:value="700">
                <text:p>700</text:p>
              </table:table-cell>
              <table:table-cell office:value-type="float" office:value="35.661409">
                <text:p>35.661409</text:p>
              </table:table-cell>
            </table:table-row>
            <table:table-row>
              <table:table-cell office:value-type="string">
                <text:p>26.270138</text:p>
              </table:table-cell>
              <table:table-cell office:value-type="float" office:value="600">
                <text:p>600</text:p>
              </table:table-cell>
              <table:table-cell office:value-type="float" office:value="78.150074">
                <text:p>78.150074</text:p>
              </table:table-cell>
              <table:table-cell office:value-type="float" office:value="600">
                <text:p>600</text:p>
              </table:table-cell>
              <table:table-cell office:value-type="float" office:value="26.270138">
                <text:p>26.270138</text:p>
              </table:table-cell>
            </table:table-row>
            <table:table-row>
              <table:table-cell office:value-type="string">
                <text:p>18.068478</text:p>
              </table:table-cell>
              <table:table-cell office:value-type="float" office:value="500">
                <text:p>500</text:p>
              </table:table-cell>
              <table:table-cell office:value-type="float" office:value="54.312772">
                <text:p>54.312772</text:p>
              </table:table-cell>
              <table:table-cell office:value-type="float" office:value="500">
                <text:p>500</text:p>
              </table:table-cell>
              <table:table-cell office:value-type="float" office:value="18.068478">
                <text:p>18.068478</text:p>
              </table:table-cell>
            </table:table-row>
            <table:table-row>
              <table:table-cell office:value-type="string">
                <text:p>11.615799</text:p>
              </table:table-cell>
              <table:table-cell office:value-type="float" office:value="400">
                <text:p>400</text:p>
              </table:table-cell>
              <table:table-cell office:value-type="float" office:value="34.085202">
                <text:p>34.085202</text:p>
              </table:table-cell>
              <table:table-cell office:value-type="float" office:value="400">
                <text:p>400</text:p>
              </table:table-cell>
              <table:table-cell office:value-type="float" office:value="11.615799">
                <text:p>11.615799</text:p>
              </table:table-cell>
            </table:table-row>
            <table:table-row>
              <table:table-cell office:value-type="string">
                <text:p>6.609671</text:p>
              </table:table-cell>
              <table:table-cell office:value-type="float" office:value="300">
                <text:p>300</text:p>
              </table:table-cell>
              <table:table-cell office:value-type="float" office:value="19.726291">
                <text:p>19.726291</text:p>
              </table:table-cell>
              <table:table-cell office:value-type="float" office:value="300">
                <text:p>300</text:p>
              </table:table-cell>
              <table:table-cell office:value-type="float" office:value="6.609671">
                <text:p>6.609671</text:p>
              </table:table-cell>
            </table:table-row>
            <table:table-row>
              <table:table-cell office:value-type="string">
                <text:p>2.96608</text:p>
              </table:table-cell>
              <table:table-cell office:value-type="float" office:value="200">
                <text:p>200</text:p>
              </table:table-cell>
              <table:table-cell office:value-type="float" office:value="8.832745">
                <text:p>8.832745</text:p>
              </table:table-cell>
              <table:table-cell office:value-type="float" office:value="200">
                <text:p>200</text:p>
              </table:table-cell>
              <table:table-cell office:value-type="float" office:value="2.96608">
                <text:p>2.96608</text:p>
              </table:table-cell>
            </table:table-row>
            <table:table-row>
              <table:table-cell office:value-type="string">
                <text:p>0.845069</text:p>
              </table:table-cell>
              <table:table-cell office:value-type="float" office:value="100">
                <text:p>100</text:p>
              </table:table-cell>
              <table:table-cell office:value-type="float" office:value="2.218733">
                <text:p>2.218733</text:p>
              </table:table-cell>
              <table:table-cell office:value-type="float" office:value="100">
                <text:p>100</text:p>
              </table:table-cell>
              <table:table-cell office:value-type="float" office:value="0.845069">
                <text:p>0.845069</text:p>
              </table:table-cell>
            </table:table-row>
            <table:table-row>
              <table:table-cell office:value-type="string">
                <text:p>0.91159</text:p>
              </table:table-cell>
              <table:table-cell office:value-type="float" office:value="90">
                <text:p>90</text:p>
              </table:table-cell>
              <table:table-cell office:value-type="float" office:value="1.815189">
                <text:p>1.815189</text:p>
              </table:table-cell>
              <table:table-cell office:value-type="float" office:value="90">
                <text:p>90</text:p>
              </table:table-cell>
              <table:table-cell office:value-type="float" office:value="0.91159">
                <text:p>0.91159</text:p>
              </table:table-cell>
            </table:table-row>
            <table:table-row>
              <table:table-cell office:value-type="string">
                <text:p>0.515014</text:p>
              </table:table-cell>
              <table:table-cell office:value-type="float" office:value="80">
                <text:p>80</text:p>
              </table:table-cell>
              <table:table-cell office:value-type="float" office:value="1.441253">
                <text:p>1.441253</text:p>
              </table:table-cell>
              <table:table-cell office:value-type="float" office:value="80">
                <text:p>80</text:p>
              </table:table-cell>
              <table:table-cell office:value-type="float" office:value="0.515014">
                <text:p>0.515014</text:p>
              </table:table-cell>
            </table:table-row>
            <table:table-row>
              <table:table-cell office:value-type="string">
                <text:p>0.448446</text:p>
              </table:table-cell>
              <table:table-cell office:value-type="float" office:value="70">
                <text:p>70</text:p>
              </table:table-cell>
              <table:table-cell office:value-type="float" office:value="1.102883">
                <text:p>1.102883</text:p>
              </table:table-cell>
              <table:table-cell office:value-type="float" office:value="70">
                <text:p>70</text:p>
              </table:table-cell>
              <table:table-cell office:value-type="float" office:value="0.448446">
                <text:p>0.448446</text:p>
              </table:table-cell>
            </table:table-row>
            <table:table-row>
              <table:table-cell office:value-type="string">
                <text:p>0.305538</text:p>
              </table:table-cell>
              <table:table-cell office:value-type="float" office:value="60">
                <text:p>60</text:p>
              </table:table-cell>
              <table:table-cell office:value-type="float" office:value="0.83051">
                <text:p>0.83051</text:p>
              </table:table-cell>
              <table:table-cell office:value-type="float" office:value="60">
                <text:p>60</text:p>
              </table:table-cell>
              <table:table-cell office:value-type="float" office:value="0.305538">
                <text:p>0.305538</text:p>
              </table:table-cell>
            </table:table-row>
            <table:table-row>
              <table:table-cell office:value-type="string">
                <text:p>0.226889</text:p>
              </table:table-cell>
              <table:table-cell office:value-type="float" office:value="50">
                <text:p>50</text:p>
              </table:table-cell>
              <table:table-cell office:value-type="float" office:value="0.59443">
                <text:p>0.59443</text:p>
              </table:table-cell>
              <table:table-cell office:value-type="float" office:value="50">
                <text:p>50</text:p>
              </table:table-cell>
              <table:table-cell office:value-type="float" office:value="0.226889">
                <text:p>0.226889</text:p>
              </table:table-cell>
            </table:table-row>
            <table:table-row>
              <table:table-cell office:value-type="string">
                <text:p>0.222882</text:p>
              </table:table-cell>
              <table:table-cell office:value-type="float" office:value="40">
                <text:p>40</text:p>
              </table:table-cell>
              <table:table-cell office:value-type="float" office:value="0.401351">
                <text:p>0.401351</text:p>
              </table:table-cell>
              <table:table-cell office:value-type="float" office:value="40">
                <text:p>40</text:p>
              </table:table-cell>
              <table:table-cell office:value-type="float" office:value="0.222882">
                <text:p>0.222882</text:p>
              </table:table-cell>
            </table:table-row>
            <table:table-row>
              <table:table-cell office:value-type="string">
                <text:p>0.146703</text:p>
              </table:table-cell>
              <table:table-cell office:value-type="float" office:value="30">
                <text:p>30</text:p>
              </table:table-cell>
              <table:table-cell office:value-type="float" office:value="0.24678">
                <text:p>0.24678</text:p>
              </table:table-cell>
              <table:table-cell office:value-type="float" office:value="30">
                <text:p>30</text:p>
              </table:table-cell>
              <table:table-cell office:value-type="float" office:value="0.146703">
                <text:p>0.146703</text:p>
              </table:table-cell>
            </table:table-row>
            <table:table-row>
              <table:table-cell office:value-type="string">
                <text:p>0.079661</text:p>
              </table:table-cell>
              <table:table-cell office:value-type="float" office:value="20">
                <text:p>20</text:p>
              </table:table-cell>
              <table:table-cell office:value-type="float" office:value="0.13257">
                <text:p>0.13257</text:p>
              </table:table-cell>
              <table:table-cell office:value-type="float" office:value="20">
                <text:p>20</text:p>
              </table:table-cell>
              <table:table-cell office:value-type="float" office:value="0.079661">
                <text:p>0.079661</text:p>
              </table:table-cell>
            </table:table-row>
            <table:table-row>
              <table:table-cell office:value-type="string">
                <text:p>0.041923</text:p>
              </table:table-cell>
              <table:table-cell office:value-type="float" office:value="10">
                <text:p>10</text:p>
              </table:table-cell>
              <table:table-cell office:value-type="float" office:value="0.057409">
                <text:p>0.057409</text:p>
              </table:table-cell>
              <table:table-cell office:value-type="float" office:value="10">
                <text:p>10</text:p>
              </table:table-cell>
              <table:table-cell office:value-type="float" office:value="0.041923">
                <text:p>0.0419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25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88cm" svg:height="14.862cm" xlink:href=".." xlink:type="simple" chart:class="chart:scatter" chart:style-name="ch1">
        <chart:title svg:x="7.332cm" svg:y="0.433cm" chart:style-name="ch2">
          <text:p>PSim: Total Execution Time vs. Nbr of Particles</text:p>
        </chart:title>
        <chart:subtitle svg:x="8.523cm" svg:y="1.509cm" chart:style-name="ch3">
          <text:p>Hardware: 2 x Dualcore Opteron Board</text:p>
        </chart:subtitle>
        <chart:legend chart:legend-position="end" svg:x="18.785cm" svg:y="6.461cm" chart:style-name="ch4"/>
        <chart:plot-area chart:style-name="ch5" table:cell-range-address="Cyclope.E84:Cyclope.E100 Cyclope.A4:Cyclope.A21 Cyclope.E5:Cyclope.E21 Cyclope.A83:Cyclope.A83 Cyclope.A43:Cyclope.A43 Cyclope.E44:Cyclope.E60 Cyclope.A23:Cyclope.A23 Cyclope.E24:Cyclope.E40" chart:data-source-has-labels="both" svg:x="1.488cm" svg:y="2.786cm" svg:width="16.343cm" svg:height="10.798cm">
          <chartooo:coordinate-region svg:x="2.295cm" svg:y="2.985cm" svg:width="15.256cm" svg:height="9.952cm"/>
          <chart:axis chart:dimension="x" chart:name="primary-x" chart:style-name="ch6">
            <chart:title svg:x="7.67cm" svg:y="13.881cm" chart:style-name="ch7">
              <text:p>Number of Particles log(N)</text:p>
            </chart:title>
            <chart:categories table:cell-range-address="Cyclope.E84:Cyclope.E100"/>
          </chart:axis>
          <chart:axis chart:dimension="y" chart:name="primary-y" chart:style-name="ch8">
            <chart:title svg:x="0.451cm" svg:y="9.764cm" chart:style-name="ch9">
              <text:p>Execution Time log(t)</text:p>
            </chart:title>
            <chart:grid chart:style-name="ch10" chart:class="major"/>
          </chart:axis>
          <chart:series chart:style-name="ch11" chart:values-cell-range-address="Cyclope.E5:Cyclope.E21" chart:label-cell-address="Cyclope.A4:Cyclope.A4" chart:class="chart:scatter">
            <chart:domain table:cell-range-address="Cyclope.A5:Cyclope.A21"/>
            <chart:data-point chart:repeated="17"/>
          </chart:series>
          <chart:series chart:style-name="ch12" chart:values-cell-range-address="Cyclope.E84:Cyclope.E100" chart:label-cell-address="Cyclope.A83:Cyclope.A83" chart:class="chart:scatter">
            <chart:domain table:cell-range-address="Cyclope.A84:Cyclope.A100"/>
            <chart:data-point chart:repeated="17"/>
          </chart:series>
          <chart:series chart:style-name="ch13" chart:values-cell-range-address="Cyclope.E44:Cyclope.E60" chart:label-cell-address="Cyclope.A43:Cyclope.A43" chart:class="chart:scatter">
            <chart:domain table:cell-range-address="Cyclope.A44:Cyclope.A60"/>
            <chart:data-point chart:repeated="17"/>
          </chart:series>
          <chart:series chart:style-name="ch14" chart:values-cell-range-address="Cyclope.E24:Cyclope.E40" chart:label-cell-address="Cyclope.A23:Cyclope.A23" chart:class="chart:scatter">
            <chart:domain table:cell-range-address="Cyclope.A24:Cyclope.A40"/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sim N=1</text:p>
                <draw:g>
                  <svg:desc>Cyclope.A4:Cyclope.A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sim N=4, my_sync_barrier</text:p>
                <draw:g>
                  <svg:desc>Cyclope.A83:Cyclope.A8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sim; Busy, N=4</text:p>
                <draw:g>
                  <svg:desc>Cyclope.A43:Cyclope.A4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uspension Objects, N=4</text:p>
                <draw:g>
                  <svg:desc>Cyclope.A23:Cyclope.A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6.471177</text:p>
                <draw:g>
                  <svg:desc>Cyclope.E84:Cyclope.E100</svg:desc>
                </draw:g>
              </table:table-cell>
              <table:table-cell office:value-type="float" office:value="800">
                <text:p>800</text:p>
                <draw:g>
                  <svg:desc>Cyclope.A5:Cyclope.A21</svg:desc>
                </draw:g>
              </table:table-cell>
              <table:table-cell office:value-type="float" office:value="138.683431">
                <text:p>138.683431</text:p>
                <draw:g>
                  <svg:desc>Cyclope.E5:Cyclope.E21</svg:desc>
                </draw:g>
              </table:table-cell>
              <table:table-cell office:value-type="float" office:value="800">
                <text:p>800</text:p>
                <draw:g>
                  <svg:desc>Cyclope.A84:Cyclope.A100</svg:desc>
                </draw:g>
              </table:table-cell>
              <table:table-cell office:value-type="float" office:value="46.471177">
                <text:p>46.471177</text:p>
                <draw:g>
                  <svg:desc>Cyclope.E84:Cyclope.E100</svg:desc>
                </draw:g>
              </table:table-cell>
              <table:table-cell office:value-type="float" office:value="800">
                <text:p>800</text:p>
                <draw:g>
                  <svg:desc>Cyclope.A44:Cyclope.A60</svg:desc>
                </draw:g>
              </table:table-cell>
              <table:table-cell office:value-type="float" office:value="53.073954">
                <text:p>53.073954</text:p>
                <draw:g>
                  <svg:desc>Cyclope.E44:Cyclope.E60</svg:desc>
                </draw:g>
              </table:table-cell>
              <table:table-cell office:value-type="float" office:value="800">
                <text:p>800</text:p>
                <draw:g>
                  <svg:desc>Cyclope.A24:Cyclope.A40</svg:desc>
                </draw:g>
              </table:table-cell>
              <table:table-cell office:value-type="float" office:value="46.555071">
                <text:p>46.555071</text:p>
                <draw:g>
                  <svg:desc>Cyclope.E24:Cyclope.E40</svg:desc>
                </draw:g>
              </table:table-cell>
            </table:table-row>
            <table:table-row>
              <table:table-cell office:value-type="string">
                <text:p>54.06479</text:p>
              </table:table-cell>
              <table:table-cell office:value-type="float" office:value="700">
                <text:p>700</text:p>
              </table:table-cell>
              <table:table-cell office:value-type="float" office:value="106.14482">
                <text:p>106.14482</text:p>
              </table:table-cell>
              <table:table-cell office:value-type="float" office:value="700">
                <text:p>700</text:p>
              </table:table-cell>
              <table:table-cell office:value-type="float" office:value="54.06479">
                <text:p>54.06479</text:p>
              </table:table-cell>
              <table:table-cell office:value-type="float" office:value="700">
                <text:p>700</text:p>
              </table:table-cell>
              <table:table-cell office:value-type="float" office:value="39.645107">
                <text:p>39.645107</text:p>
              </table:table-cell>
              <table:table-cell office:value-type="float" office:value="700">
                <text:p>700</text:p>
              </table:table-cell>
              <table:table-cell office:value-type="float" office:value="35.661409">
                <text:p>35.661409</text:p>
              </table:table-cell>
            </table:table-row>
            <table:table-row>
              <table:table-cell office:value-type="string">
                <text:p>26.266996</text:p>
              </table:table-cell>
              <table:table-cell office:value-type="float" office:value="600">
                <text:p>600</text:p>
              </table:table-cell>
              <table:table-cell office:value-type="float" office:value="78.150074">
                <text:p>78.150074</text:p>
              </table:table-cell>
              <table:table-cell office:value-type="float" office:value="600">
                <text:p>600</text:p>
              </table:table-cell>
              <table:table-cell office:value-type="float" office:value="26.266996">
                <text:p>26.266996</text:p>
              </table:table-cell>
              <table:table-cell office:value-type="float" office:value="600">
                <text:p>600</text:p>
              </table:table-cell>
              <table:table-cell office:value-type="float" office:value="31.122319">
                <text:p>31.122319</text:p>
              </table:table-cell>
              <table:table-cell office:value-type="float" office:value="600">
                <text:p>600</text:p>
              </table:table-cell>
              <table:table-cell office:value-type="float" office:value="26.270138">
                <text:p>26.270138</text:p>
              </table:table-cell>
            </table:table-row>
            <table:table-row>
              <table:table-cell office:value-type="string">
                <text:p>18.361964</text:p>
              </table:table-cell>
              <table:table-cell office:value-type="float" office:value="500">
                <text:p>500</text:p>
              </table:table-cell>
              <table:table-cell office:value-type="float" office:value="54.312772">
                <text:p>54.312772</text:p>
              </table:table-cell>
              <table:table-cell office:value-type="float" office:value="500">
                <text:p>500</text:p>
              </table:table-cell>
              <table:table-cell office:value-type="float" office:value="18.361964">
                <text:p>18.361964</text:p>
              </table:table-cell>
              <table:table-cell office:value-type="float" office:value="500">
                <text:p>500</text:p>
              </table:table-cell>
              <table:table-cell office:value-type="float" office:value="18.785802">
                <text:p>18.785802</text:p>
              </table:table-cell>
              <table:table-cell office:value-type="float" office:value="500">
                <text:p>500</text:p>
              </table:table-cell>
              <table:table-cell office:value-type="float" office:value="18.068478">
                <text:p>18.068478</text:p>
              </table:table-cell>
            </table:table-row>
            <table:table-row>
              <table:table-cell office:value-type="string">
                <text:p>11.852082</text:p>
              </table:table-cell>
              <table:table-cell office:value-type="float" office:value="400">
                <text:p>400</text:p>
              </table:table-cell>
              <table:table-cell office:value-type="float" office:value="34.085202">
                <text:p>34.085202</text:p>
              </table:table-cell>
              <table:table-cell office:value-type="float" office:value="400">
                <text:p>400</text:p>
              </table:table-cell>
              <table:table-cell office:value-type="float" office:value="11.852082">
                <text:p>11.852082</text:p>
              </table:table-cell>
              <table:table-cell office:value-type="float" office:value="400">
                <text:p>400</text:p>
              </table:table-cell>
              <table:table-cell office:value-type="float" office:value="13.846768">
                <text:p>13.846768</text:p>
              </table:table-cell>
              <table:table-cell office:value-type="float" office:value="400">
                <text:p>400</text:p>
              </table:table-cell>
              <table:table-cell office:value-type="float" office:value="11.615799">
                <text:p>11.615799</text:p>
              </table:table-cell>
            </table:table-row>
            <table:table-row>
              <table:table-cell office:value-type="string">
                <text:p>6.73398</text:p>
              </table:table-cell>
              <table:table-cell office:value-type="float" office:value="300">
                <text:p>300</text:p>
              </table:table-cell>
              <table:table-cell office:value-type="float" office:value="19.726291">
                <text:p>19.726291</text:p>
              </table:table-cell>
              <table:table-cell office:value-type="float" office:value="300">
                <text:p>300</text:p>
              </table:table-cell>
              <table:table-cell office:value-type="float" office:value="6.73398">
                <text:p>6.73398</text:p>
              </table:table-cell>
              <table:table-cell office:value-type="float" office:value="300">
                <text:p>300</text:p>
              </table:table-cell>
              <table:table-cell office:value-type="float" office:value="8.025431">
                <text:p>8.025431</text:p>
              </table:table-cell>
              <table:table-cell office:value-type="float" office:value="300">
                <text:p>300</text:p>
              </table:table-cell>
              <table:table-cell office:value-type="float" office:value="6.609671">
                <text:p>6.609671</text:p>
              </table:table-cell>
            </table:table-row>
            <table:table-row>
              <table:table-cell office:value-type="string">
                <text:p>3.056233</text:p>
              </table:table-cell>
              <table:table-cell office:value-type="float" office:value="200">
                <text:p>200</text:p>
              </table:table-cell>
              <table:table-cell office:value-type="float" office:value="8.832745">
                <text:p>8.832745</text:p>
              </table:table-cell>
              <table:table-cell office:value-type="float" office:value="200">
                <text:p>200</text:p>
              </table:table-cell>
              <table:table-cell office:value-type="float" office:value="3.056233">
                <text:p>3.056233</text:p>
              </table:table-cell>
              <table:table-cell office:value-type="float" office:value="200">
                <text:p>200</text:p>
              </table:table-cell>
              <table:table-cell office:value-type="float" office:value="5.975051">
                <text:p>5.975051</text:p>
              </table:table-cell>
              <table:table-cell office:value-type="float" office:value="200">
                <text:p>200</text:p>
              </table:table-cell>
              <table:table-cell office:value-type="float" office:value="2.96608">
                <text:p>2.96608</text:p>
              </table:table-cell>
            </table:table-row>
            <table:table-row>
              <table:table-cell office:value-type="string">
                <text:p>0.820296</text:p>
              </table:table-cell>
              <table:table-cell office:value-type="float" office:value="100">
                <text:p>100</text:p>
              </table:table-cell>
              <table:table-cell office:value-type="float" office:value="2.218733">
                <text:p>2.218733</text:p>
              </table:table-cell>
              <table:table-cell office:value-type="float" office:value="100">
                <text:p>100</text:p>
              </table:table-cell>
              <table:table-cell office:value-type="float" office:value="0.820296">
                <text:p>0.820296</text:p>
              </table:table-cell>
              <table:table-cell office:value-type="float" office:value="100">
                <text:p>100</text:p>
              </table:table-cell>
              <table:table-cell office:value-type="float" office:value="1.168762">
                <text:p>1.168762</text:p>
              </table:table-cell>
              <table:table-cell office:value-type="float" office:value="100">
                <text:p>100</text:p>
              </table:table-cell>
              <table:table-cell office:value-type="float" office:value="0.845069">
                <text:p>0.845069</text:p>
              </table:table-cell>
            </table:table-row>
            <table:table-row>
              <table:table-cell office:value-type="string">
                <text:p>0.668727</text:p>
              </table:table-cell>
              <table:table-cell office:value-type="float" office:value="90">
                <text:p>90</text:p>
              </table:table-cell>
              <table:table-cell office:value-type="float" office:value="1.815189">
                <text:p>1.815189</text:p>
              </table:table-cell>
              <table:table-cell office:value-type="float" office:value="90">
                <text:p>90</text:p>
              </table:table-cell>
              <table:table-cell office:value-type="float" office:value="0.668727">
                <text:p>0.668727</text:p>
              </table:table-cell>
              <table:table-cell office:value-type="float" office:value="90">
                <text:p>90</text:p>
              </table:table-cell>
              <table:table-cell office:value-type="float" office:value="0.923976">
                <text:p>0.923976</text:p>
              </table:table-cell>
              <table:table-cell office:value-type="float" office:value="90">
                <text:p>90</text:p>
              </table:table-cell>
              <table:table-cell office:value-type="float" office:value="0.91159">
                <text:p>0.91159</text:p>
              </table:table-cell>
            </table:table-row>
            <table:table-row>
              <table:table-cell office:value-type="string">
                <text:p>0.634473</text:p>
              </table:table-cell>
              <table:table-cell office:value-type="float" office:value="80">
                <text:p>80</text:p>
              </table:table-cell>
              <table:table-cell office:value-type="float" office:value="1.441253">
                <text:p>1.441253</text:p>
              </table:table-cell>
              <table:table-cell office:value-type="float" office:value="80">
                <text:p>80</text:p>
              </table:table-cell>
              <table:table-cell office:value-type="float" office:value="0.634473">
                <text:p>0.634473</text:p>
              </table:table-cell>
              <table:table-cell office:value-type="float" office:value="80">
                <text:p>80</text:p>
              </table:table-cell>
              <table:table-cell office:value-type="float" office:value="0.789558">
                <text:p>0.789558</text:p>
              </table:table-cell>
              <table:table-cell office:value-type="float" office:value="80">
                <text:p>80</text:p>
              </table:table-cell>
              <table:table-cell office:value-type="float" office:value="0.515014">
                <text:p>0.515014</text:p>
              </table:table-cell>
            </table:table-row>
            <table:table-row>
              <table:table-cell office:value-type="string">
                <text:p>0.465262</text:p>
              </table:table-cell>
              <table:table-cell office:value-type="float" office:value="70">
                <text:p>70</text:p>
              </table:table-cell>
              <table:table-cell office:value-type="float" office:value="1.102883">
                <text:p>1.102883</text:p>
              </table:table-cell>
              <table:table-cell office:value-type="float" office:value="70">
                <text:p>70</text:p>
              </table:table-cell>
              <table:table-cell office:value-type="float" office:value="0.465262">
                <text:p>0.465262</text:p>
              </table:table-cell>
              <table:table-cell office:value-type="float" office:value="70">
                <text:p>70</text:p>
              </table:table-cell>
              <table:table-cell office:value-type="float" office:value="0.57034">
                <text:p>0.57034</text:p>
              </table:table-cell>
              <table:table-cell office:value-type="float" office:value="70">
                <text:p>70</text:p>
              </table:table-cell>
              <table:table-cell office:value-type="float" office:value="0.448446">
                <text:p>0.448446</text:p>
              </table:table-cell>
            </table:table-row>
            <table:table-row>
              <table:table-cell office:value-type="string">
                <text:p>0.340533</text:p>
              </table:table-cell>
              <table:table-cell office:value-type="float" office:value="60">
                <text:p>60</text:p>
              </table:table-cell>
              <table:table-cell office:value-type="float" office:value="0.83051">
                <text:p>0.83051</text:p>
              </table:table-cell>
              <table:table-cell office:value-type="float" office:value="60">
                <text:p>60</text:p>
              </table:table-cell>
              <table:table-cell office:value-type="float" office:value="0.340533">
                <text:p>0.340533</text:p>
              </table:table-cell>
              <table:table-cell office:value-type="float" office:value="60">
                <text:p>60</text:p>
              </table:table-cell>
              <table:table-cell office:value-type="float" office:value="0.44051">
                <text:p>0.44051</text:p>
              </table:table-cell>
              <table:table-cell office:value-type="float" office:value="60">
                <text:p>60</text:p>
              </table:table-cell>
              <table:table-cell office:value-type="float" office:value="0.305538">
                <text:p>0.305538</text:p>
              </table:table-cell>
            </table:table-row>
            <table:table-row>
              <table:table-cell office:value-type="string">
                <text:p>0.331241</text:p>
              </table:table-cell>
              <table:table-cell office:value-type="float" office:value="50">
                <text:p>50</text:p>
              </table:table-cell>
              <table:table-cell office:value-type="float" office:value="0.59443">
                <text:p>0.59443</text:p>
              </table:table-cell>
              <table:table-cell office:value-type="float" office:value="50">
                <text:p>50</text:p>
              </table:table-cell>
              <table:table-cell office:value-type="float" office:value="0.331241">
                <text:p>0.331241</text:p>
              </table:table-cell>
              <table:table-cell office:value-type="float" office:value="50">
                <text:p>50</text:p>
              </table:table-cell>
              <table:table-cell office:value-type="float" office:value="0.333611">
                <text:p>0.333611</text:p>
              </table:table-cell>
              <table:table-cell office:value-type="float" office:value="50">
                <text:p>50</text:p>
              </table:table-cell>
              <table:table-cell office:value-type="float" office:value="0.226889">
                <text:p>0.226889</text:p>
              </table:table-cell>
            </table:table-row>
            <table:table-row>
              <table:table-cell office:value-type="string">
                <text:p>0.170015</text:p>
              </table:table-cell>
              <table:table-cell office:value-type="float" office:value="40">
                <text:p>40</text:p>
              </table:table-cell>
              <table:table-cell office:value-type="float" office:value="0.401351">
                <text:p>0.401351</text:p>
              </table:table-cell>
              <table:table-cell office:value-type="float" office:value="40">
                <text:p>40</text:p>
              </table:table-cell>
              <table:table-cell office:value-type="float" office:value="0.170015">
                <text:p>0.170015</text:p>
              </table:table-cell>
              <table:table-cell office:value-type="float" office:value="40">
                <text:p>40</text:p>
              </table:table-cell>
              <table:table-cell office:value-type="float" office:value="0.223069">
                <text:p>0.223069</text:p>
              </table:table-cell>
              <table:table-cell office:value-type="float" office:value="40">
                <text:p>40</text:p>
              </table:table-cell>
              <table:table-cell office:value-type="float" office:value="0.222882">
                <text:p>0.222882</text:p>
              </table:table-cell>
            </table:table-row>
            <table:table-row>
              <table:table-cell office:value-type="string">
                <text:p>0.153915</text:p>
              </table:table-cell>
              <table:table-cell office:value-type="float" office:value="30">
                <text:p>30</text:p>
              </table:table-cell>
              <table:table-cell office:value-type="float" office:value="0.24678">
                <text:p>0.24678</text:p>
              </table:table-cell>
              <table:table-cell office:value-type="float" office:value="30">
                <text:p>30</text:p>
              </table:table-cell>
              <table:table-cell office:value-type="float" office:value="0.153915">
                <text:p>0.153915</text:p>
              </table:table-cell>
              <table:table-cell office:value-type="float" office:value="30">
                <text:p>30</text:p>
              </table:table-cell>
              <table:table-cell office:value-type="float" office:value="0.160568">
                <text:p>0.160568</text:p>
              </table:table-cell>
              <table:table-cell office:value-type="float" office:value="30">
                <text:p>30</text:p>
              </table:table-cell>
              <table:table-cell office:value-type="float" office:value="0.146703">
                <text:p>0.146703</text:p>
              </table:table-cell>
            </table:table-row>
            <table:table-row>
              <table:table-cell office:value-type="string">
                <text:p>0.073096</text:p>
              </table:table-cell>
              <table:table-cell office:value-type="float" office:value="20">
                <text:p>20</text:p>
              </table:table-cell>
              <table:table-cell office:value-type="float" office:value="0.13257">
                <text:p>0.13257</text:p>
              </table:table-cell>
              <table:table-cell office:value-type="float" office:value="20">
                <text:p>20</text:p>
              </table:table-cell>
              <table:table-cell office:value-type="float" office:value="0.073096">
                <text:p>0.073096</text:p>
              </table:table-cell>
              <table:table-cell office:value-type="float" office:value="20">
                <text:p>20</text:p>
              </table:table-cell>
              <table:table-cell office:value-type="float" office:value="0.148566">
                <text:p>0.148566</text:p>
              </table:table-cell>
              <table:table-cell office:value-type="float" office:value="20">
                <text:p>20</text:p>
              </table:table-cell>
              <table:table-cell office:value-type="float" office:value="0.079661">
                <text:p>0.079661</text:p>
              </table:table-cell>
            </table:table-row>
            <table:table-row>
              <table:table-cell office:value-type="string">
                <text:p>0.059006</text:p>
              </table:table-cell>
              <table:table-cell office:value-type="float" office:value="10">
                <text:p>10</text:p>
              </table:table-cell>
              <table:table-cell office:value-type="float" office:value="0.057409">
                <text:p>0.057409</text:p>
              </table:table-cell>
              <table:table-cell office:value-type="float" office:value="10">
                <text:p>10</text:p>
              </table:table-cell>
              <table:table-cell office:value-type="float" office:value="0.059006">
                <text:p>0.059006</text:p>
              </table:table-cell>
              <table:table-cell office:value-type="float" office:value="10">
                <text:p>10</text:p>
              </table:table-cell>
              <table:table-cell office:value-type="float" office:value="0.045416">
                <text:p>0.045416</text:p>
              </table:table-cell>
              <table:table-cell office:value-type="float" office:value="10">
                <text:p>10</text:p>
              </table:table-cell>
              <table:table-cell office:value-type="float" office:value="0.041923">
                <text:p>0.0419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134cm" svg:height="14.337cm" xlink:href=".." xlink:type="simple" chart:class="chart:scatter" chart:style-name="ch1">
        <chart:title svg:x="4.745cm" svg:y="0.422cm" chart:style-name="ch2">
          <text:p>Paraffine: Total Execution time vs, Number of Particles</text:p>
        </chart:title>
        <chart:subtitle svg:x="8.264cm" svg:y="1.487cm" chart:style-name="ch3">
          <text:p>2xDualcore Opteron</text:p>
        </chart:subtitle>
        <chart:legend chart:legend-position="end" svg:x="17.261cm" svg:y="6.648cm" chart:style-name="ch4"/>
        <chart:plot-area chart:style-name="ch5" table:cell-range-address="Paraffine.A25:Paraffine.A25 Paraffine.A5:Paraffine.A22 Paraffine.E6:Paraffine.E22 Paraffine.E26:Paraffine.E42" chart:data-source-has-labels="row" svg:x="1.413cm" svg:y="2.742cm" svg:width="15.044cm" svg:height="10.328cm">
          <chartooo:coordinate-region svg:x="2.22cm" svg:y="2.941cm" svg:width="13.957cm" svg:height="9.482cm"/>
          <chart:axis chart:dimension="x" chart:name="primary-x" chart:style-name="ch6">
            <chart:title svg:x="7.436cm" svg:y="13.356cm" chart:style-name="ch7">
              <text:p>Number of Particles</text:p>
            </chart:title>
          </chart:axis>
          <chart:axis chart:dimension="y" chart:name="primary-y" chart:style-name="ch6">
            <chart:title svg:x="0.451cm" svg:y="9.022cm" chart:style-name="ch8">
              <text:p>Execition Time</text:p>
            </chart:title>
            <chart:grid chart:style-name="ch9" chart:class="major"/>
          </chart:axis>
          <chart:series chart:style-name="ch10" chart:values-cell-range-address="Paraffine.E6:Paraffine.E22" chart:label-cell-address="Paraffine.A5:Paraffine.A5" chart:class="chart:scatter">
            <chart:domain table:cell-range-address="Paraffine.A6:Paraffine.A22"/>
            <chart:data-point chart:repeated="17"/>
          </chart:series>
          <chart:series chart:style-name="ch11" chart:values-cell-range-address="Paraffine.E26:Paraffine.E42" chart:label-cell-address="Paraffine.A25:Paraffine.A25" chart:class="chart:scatter">
            <chart:domain table:cell-range-address="Paraffine.A26:Paraffine.A42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raffinf, N=1</text:p>
                <draw:g>
                  <svg:desc>Paraffine.A5:Paraffine.A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N=4</text:p>
                <draw:g>
                  <svg:desc>Paraffine.A25:Paraffine.A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Paraffine.A6:Paraffine.A22</svg:desc>
                </draw:g>
              </table:table-cell>
              <table:table-cell office:value-type="float" office:value="114.698957">
                <text:p>114.698957</text:p>
                <draw:g>
                  <svg:desc>Paraffine.E6:Paraffine.E22</svg:desc>
                </draw:g>
              </table:table-cell>
              <table:table-cell office:value-type="float" office:value="800">
                <text:p>800</text:p>
                <draw:g>
                  <svg:desc>Paraffine.A26:Paraffine.A42</svg:desc>
                </draw:g>
              </table:table-cell>
              <table:table-cell office:value-type="float" office:value="37.94">
                <text:p>37.94</text:p>
                <draw:g>
                  <svg:desc>Paraffine.E26:Paraffine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88.153777">
                <text:p>88.153777</text:p>
              </table:table-cell>
              <table:table-cell office:value-type="float" office:value="700">
                <text:p>700</text:p>
              </table:table-cell>
              <table:table-cell office:value-type="float" office:value="34.709982">
                <text:p>34.709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63.357638">
                <text:p>63.357638</text:p>
              </table:table-cell>
              <table:table-cell office:value-type="float" office:value="600">
                <text:p>600</text:p>
              </table:table-cell>
              <table:table-cell office:value-type="float" office:value="27.805283">
                <text:p>27.805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44.403848">
                <text:p>44.403848</text:p>
              </table:table-cell>
              <table:table-cell office:value-type="float" office:value="500">
                <text:p>500</text:p>
              </table:table-cell>
              <table:table-cell office:value-type="float" office:value="20.336615">
                <text:p>20.3366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28.525792">
                <text:p>28.525792</text:p>
              </table:table-cell>
              <table:table-cell office:value-type="float" office:value="400">
                <text:p>400</text:p>
              </table:table-cell>
              <table:table-cell office:value-type="float" office:value="13.491039">
                <text:p>13.491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6.475512">
                <text:p>16.475512</text:p>
              </table:table-cell>
              <table:table-cell office:value-type="float" office:value="300">
                <text:p>300</text:p>
              </table:table-cell>
              <table:table-cell office:value-type="float" office:value="8.001663">
                <text:p>8.0016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7.455042">
                <text:p>7.455042</text:p>
              </table:table-cell>
              <table:table-cell office:value-type="float" office:value="200">
                <text:p>200</text:p>
              </table:table-cell>
              <table:table-cell office:value-type="float" office:value="3.536407">
                <text:p>3.536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.973913">
                <text:p>1.973913</text:p>
              </table:table-cell>
              <table:table-cell office:value-type="float" office:value="100">
                <text:p>100</text:p>
              </table:table-cell>
              <table:table-cell office:value-type="float" office:value="1.235275">
                <text:p>1.2352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608065">
                <text:p>1.608065</text:p>
              </table:table-cell>
              <table:table-cell office:value-type="float" office:value="90">
                <text:p>90</text:p>
              </table:table-cell>
              <table:table-cell office:value-type="float" office:value="1.021963">
                <text:p>1.021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.298034">
                <text:p>1.298034</text:p>
              </table:table-cell>
              <table:table-cell office:value-type="float" office:value="80">
                <text:p>80</text:p>
              </table:table-cell>
              <table:table-cell office:value-type="float" office:value="0.862156">
                <text:p>0.862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1.021916">
                <text:p>1.021916</text:p>
              </table:table-cell>
              <table:table-cell office:value-type="float" office:value="70">
                <text:p>70</text:p>
              </table:table-cell>
              <table:table-cell office:value-type="float" office:value="0.761042">
                <text:p>0.7610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782675">
                <text:p>0.782675</text:p>
              </table:table-cell>
              <table:table-cell office:value-type="float" office:value="60">
                <text:p>60</text:p>
              </table:table-cell>
              <table:table-cell office:value-type="float" office:value="0.595765">
                <text:p>0.5957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570909">
                <text:p>0.570909</text:p>
              </table:table-cell>
              <table:table-cell office:value-type="float" office:value="50">
                <text:p>50</text:p>
              </table:table-cell>
              <table:table-cell office:value-type="float" office:value="0.497475">
                <text:p>0.497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39209">
                <text:p>0.39209</text:p>
              </table:table-cell>
              <table:table-cell office:value-type="float" office:value="40">
                <text:p>40</text:p>
              </table:table-cell>
              <table:table-cell office:value-type="float" office:value="0.393267">
                <text:p>0.3932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253403">
                <text:p>0.253403</text:p>
              </table:table-cell>
              <table:table-cell office:value-type="float" office:value="30">
                <text:p>30</text:p>
              </table:table-cell>
              <table:table-cell office:value-type="float" office:value="0.347392">
                <text:p>0.3473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14886">
                <text:p>0.14886</text:p>
              </table:table-cell>
              <table:table-cell office:value-type="float" office:value="20">
                <text:p>20</text:p>
              </table:table-cell>
              <table:table-cell office:value-type="float" office:value="0.268659">
                <text:p>0.2686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82754">
                <text:p>0.082754</text:p>
              </table:table-cell>
              <table:table-cell office:value-type="float" office:value="10">
                <text:p>10</text:p>
              </table:table-cell>
              <table:table-cell office:value-type="float" office:value="0.20469">
                <text:p>0.204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4" style:family="chart" style:data-style-name="N0">
      <style:chart-properties chart:display-label="true" chart:logarithmic="true" chart:minimum="40" chart:max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aximum="2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842cm" svg:height="13.407cm" xlink:href=".." xlink:type="simple" chart:class="chart:scatter" chart:style-name="ch1">
        <chart:legend chart:legend-position="end" svg:x="19.091cm" svg:y="5.733cm" chart:style-name="ch2"/>
        <chart:plot-area chart:style-name="ch3" table:cell-range-address="Paraffine.A5:Paraffine.A22 Paraffine.E6:Paraffine.E22 Cyclope.A4:Cyclope.A4 Cyclope.E5:Cyclope.E21 Cyclope.A23:Cyclope.A23 Cyclope.E24:Cyclope.E40 Paraffine.A25:Paraffine.A25 Paraffine.E26:Paraffine.E42" chart:data-source-has-labels="row" svg:x="0.926cm" svg:y="1.207cm" svg:width="17.213cm" svg:height="11.512cm">
          <chartooo:coordinate-region svg:x="1.734cm" svg:y="1.406cm" svg:width="16.405cm" svg:height="10.6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araffine.E6:Paraffine.E22" chart:label-cell-address="Paraffine.A5:Paraffine.A5" chart:class="chart:scatter">
            <chart:domain table:cell-range-address="Paraffine.A6:Paraffine.A22"/>
            <chart:data-point chart:repeated="17"/>
          </chart:series>
          <chart:series chart:style-name="ch8" chart:values-cell-range-address="Cyclope.E5:Cyclope.E21" chart:label-cell-address="Cyclope.A4:Cyclope.A4" chart:class="chart:scatter">
            <chart:domain table:cell-range-address="Cyclope.A5:Cyclope.A21"/>
            <chart:data-point chart:repeated="17"/>
          </chart:series>
          <chart:series chart:style-name="ch9" chart:values-cell-range-address="Cyclope.E24:Cyclope.E40" chart:label-cell-address="Cyclope.A23:Cyclope.A23" chart:class="chart:scatter">
            <chart:domain table:cell-range-address="Cyclope.A24:Cyclope.A40"/>
            <chart:data-point chart:repeated="17"/>
          </chart:series>
          <chart:series chart:style-name="ch10" chart:values-cell-range-address="Paraffine.E26:Paraffine.E42" chart:label-cell-address="Paraffine.A25:Paraffine.A25" chart:class="chart:scatter">
            <chart:domain table:cell-range-address="Paraffine.A26:Paraffine.A42"/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=1</text:p>
                <draw:g>
                  <svg:desc>Paraffine.A5:Paraffine.A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sim N=1</text:p>
                <draw:g>
                  <svg:desc>Cyclope.A4:Cyclope.A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uspension Objects, N=4</text:p>
                <draw:g>
                  <svg:desc>Cyclope.A23:Cyclope.A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N=4</text:p>
                <draw:g>
                  <svg:desc>Paraffine.A25:Paraffine.A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Paraffine.A6:Paraffine.A22</svg:desc>
                </draw:g>
              </table:table-cell>
              <table:table-cell office:value-type="float" office:value="114.698957">
                <text:p>114.698957</text:p>
                <draw:g>
                  <svg:desc>Paraffine.E6:Paraffine.E22</svg:desc>
                </draw:g>
              </table:table-cell>
              <table:table-cell office:value-type="float" office:value="800">
                <text:p>800</text:p>
                <draw:g>
                  <svg:desc>Cyclope.A5:Cyclope.A21</svg:desc>
                </draw:g>
              </table:table-cell>
              <table:table-cell office:value-type="float" office:value="138.683431">
                <text:p>138.683431</text:p>
                <draw:g>
                  <svg:desc>Cyclope.E5:Cyclope.E21</svg:desc>
                </draw:g>
              </table:table-cell>
              <table:table-cell office:value-type="float" office:value="800">
                <text:p>800</text:p>
                <draw:g>
                  <svg:desc>Cyclope.A24:Cyclope.A40</svg:desc>
                </draw:g>
              </table:table-cell>
              <table:table-cell office:value-type="float" office:value="46.555071">
                <text:p>46.555071</text:p>
                <draw:g>
                  <svg:desc>Cyclope.E24:Cyclope.E40</svg:desc>
                </draw:g>
              </table:table-cell>
              <table:table-cell office:value-type="float" office:value="800">
                <text:p>800</text:p>
                <draw:g>
                  <svg:desc>Paraffine.A26:Paraffine.A42</svg:desc>
                </draw:g>
              </table:table-cell>
              <table:table-cell office:value-type="float" office:value="37.94">
                <text:p>37.94</text:p>
                <draw:g>
                  <svg:desc>Paraffine.E26:Paraffine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88.153777">
                <text:p>88.153777</text:p>
              </table:table-cell>
              <table:table-cell office:value-type="float" office:value="700">
                <text:p>700</text:p>
              </table:table-cell>
              <table:table-cell office:value-type="float" office:value="106.14482">
                <text:p>106.14482</text:p>
              </table:table-cell>
              <table:table-cell office:value-type="float" office:value="700">
                <text:p>700</text:p>
              </table:table-cell>
              <table:table-cell office:value-type="float" office:value="35.661409">
                <text:p>35.661409</text:p>
              </table:table-cell>
              <table:table-cell office:value-type="float" office:value="700">
                <text:p>700</text:p>
              </table:table-cell>
              <table:table-cell office:value-type="float" office:value="34.709982">
                <text:p>34.709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63.357638">
                <text:p>63.357638</text:p>
              </table:table-cell>
              <table:table-cell office:value-type="float" office:value="600">
                <text:p>600</text:p>
              </table:table-cell>
              <table:table-cell office:value-type="float" office:value="78.150074">
                <text:p>78.150074</text:p>
              </table:table-cell>
              <table:table-cell office:value-type="float" office:value="600">
                <text:p>600</text:p>
              </table:table-cell>
              <table:table-cell office:value-type="float" office:value="26.270138">
                <text:p>26.270138</text:p>
              </table:table-cell>
              <table:table-cell office:value-type="float" office:value="600">
                <text:p>600</text:p>
              </table:table-cell>
              <table:table-cell office:value-type="float" office:value="27.805283">
                <text:p>27.805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44.403848">
                <text:p>44.403848</text:p>
              </table:table-cell>
              <table:table-cell office:value-type="float" office:value="500">
                <text:p>500</text:p>
              </table:table-cell>
              <table:table-cell office:value-type="float" office:value="54.312772">
                <text:p>54.312772</text:p>
              </table:table-cell>
              <table:table-cell office:value-type="float" office:value="500">
                <text:p>500</text:p>
              </table:table-cell>
              <table:table-cell office:value-type="float" office:value="18.068478">
                <text:p>18.068478</text:p>
              </table:table-cell>
              <table:table-cell office:value-type="float" office:value="500">
                <text:p>500</text:p>
              </table:table-cell>
              <table:table-cell office:value-type="float" office:value="20.336615">
                <text:p>20.3366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28.525792">
                <text:p>28.525792</text:p>
              </table:table-cell>
              <table:table-cell office:value-type="float" office:value="400">
                <text:p>400</text:p>
              </table:table-cell>
              <table:table-cell office:value-type="float" office:value="34.085202">
                <text:p>34.085202</text:p>
              </table:table-cell>
              <table:table-cell office:value-type="float" office:value="400">
                <text:p>400</text:p>
              </table:table-cell>
              <table:table-cell office:value-type="float" office:value="11.615799">
                <text:p>11.615799</text:p>
              </table:table-cell>
              <table:table-cell office:value-type="float" office:value="400">
                <text:p>400</text:p>
              </table:table-cell>
              <table:table-cell office:value-type="float" office:value="13.491039">
                <text:p>13.491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6.475512">
                <text:p>16.475512</text:p>
              </table:table-cell>
              <table:table-cell office:value-type="float" office:value="300">
                <text:p>300</text:p>
              </table:table-cell>
              <table:table-cell office:value-type="float" office:value="19.726291">
                <text:p>19.726291</text:p>
              </table:table-cell>
              <table:table-cell office:value-type="float" office:value="300">
                <text:p>300</text:p>
              </table:table-cell>
              <table:table-cell office:value-type="float" office:value="6.609671">
                <text:p>6.609671</text:p>
              </table:table-cell>
              <table:table-cell office:value-type="float" office:value="300">
                <text:p>300</text:p>
              </table:table-cell>
              <table:table-cell office:value-type="float" office:value="8.001663">
                <text:p>8.0016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7.455042">
                <text:p>7.455042</text:p>
              </table:table-cell>
              <table:table-cell office:value-type="float" office:value="200">
                <text:p>200</text:p>
              </table:table-cell>
              <table:table-cell office:value-type="float" office:value="8.832745">
                <text:p>8.832745</text:p>
              </table:table-cell>
              <table:table-cell office:value-type="float" office:value="200">
                <text:p>200</text:p>
              </table:table-cell>
              <table:table-cell office:value-type="float" office:value="2.96608">
                <text:p>2.96608</text:p>
              </table:table-cell>
              <table:table-cell office:value-type="float" office:value="200">
                <text:p>200</text:p>
              </table:table-cell>
              <table:table-cell office:value-type="float" office:value="3.536407">
                <text:p>3.536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.973913">
                <text:p>1.973913</text:p>
              </table:table-cell>
              <table:table-cell office:value-type="float" office:value="100">
                <text:p>100</text:p>
              </table:table-cell>
              <table:table-cell office:value-type="float" office:value="2.218733">
                <text:p>2.218733</text:p>
              </table:table-cell>
              <table:table-cell office:value-type="float" office:value="100">
                <text:p>100</text:p>
              </table:table-cell>
              <table:table-cell office:value-type="float" office:value="0.845069">
                <text:p>0.845069</text:p>
              </table:table-cell>
              <table:table-cell office:value-type="float" office:value="100">
                <text:p>100</text:p>
              </table:table-cell>
              <table:table-cell office:value-type="float" office:value="1.235275">
                <text:p>1.2352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608065">
                <text:p>1.608065</text:p>
              </table:table-cell>
              <table:table-cell office:value-type="float" office:value="90">
                <text:p>90</text:p>
              </table:table-cell>
              <table:table-cell office:value-type="float" office:value="1.815189">
                <text:p>1.815189</text:p>
              </table:table-cell>
              <table:table-cell office:value-type="float" office:value="90">
                <text:p>90</text:p>
              </table:table-cell>
              <table:table-cell office:value-type="float" office:value="0.91159">
                <text:p>0.91159</text:p>
              </table:table-cell>
              <table:table-cell office:value-type="float" office:value="90">
                <text:p>90</text:p>
              </table:table-cell>
              <table:table-cell office:value-type="float" office:value="1.021963">
                <text:p>1.021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.298034">
                <text:p>1.298034</text:p>
              </table:table-cell>
              <table:table-cell office:value-type="float" office:value="80">
                <text:p>80</text:p>
              </table:table-cell>
              <table:table-cell office:value-type="float" office:value="1.441253">
                <text:p>1.441253</text:p>
              </table:table-cell>
              <table:table-cell office:value-type="float" office:value="80">
                <text:p>80</text:p>
              </table:table-cell>
              <table:table-cell office:value-type="float" office:value="0.515014">
                <text:p>0.515014</text:p>
              </table:table-cell>
              <table:table-cell office:value-type="float" office:value="80">
                <text:p>80</text:p>
              </table:table-cell>
              <table:table-cell office:value-type="float" office:value="0.862156">
                <text:p>0.862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1.021916">
                <text:p>1.021916</text:p>
              </table:table-cell>
              <table:table-cell office:value-type="float" office:value="70">
                <text:p>70</text:p>
              </table:table-cell>
              <table:table-cell office:value-type="float" office:value="1.102883">
                <text:p>1.102883</text:p>
              </table:table-cell>
              <table:table-cell office:value-type="float" office:value="70">
                <text:p>70</text:p>
              </table:table-cell>
              <table:table-cell office:value-type="float" office:value="0.448446">
                <text:p>0.448446</text:p>
              </table:table-cell>
              <table:table-cell office:value-type="float" office:value="70">
                <text:p>70</text:p>
              </table:table-cell>
              <table:table-cell office:value-type="float" office:value="0.761042">
                <text:p>0.7610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782675">
                <text:p>0.782675</text:p>
              </table:table-cell>
              <table:table-cell office:value-type="float" office:value="60">
                <text:p>60</text:p>
              </table:table-cell>
              <table:table-cell office:value-type="float" office:value="0.83051">
                <text:p>0.83051</text:p>
              </table:table-cell>
              <table:table-cell office:value-type="float" office:value="60">
                <text:p>60</text:p>
              </table:table-cell>
              <table:table-cell office:value-type="float" office:value="0.305538">
                <text:p>0.305538</text:p>
              </table:table-cell>
              <table:table-cell office:value-type="float" office:value="60">
                <text:p>60</text:p>
              </table:table-cell>
              <table:table-cell office:value-type="float" office:value="0.595765">
                <text:p>0.5957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570909">
                <text:p>0.570909</text:p>
              </table:table-cell>
              <table:table-cell office:value-type="float" office:value="50">
                <text:p>50</text:p>
              </table:table-cell>
              <table:table-cell office:value-type="float" office:value="0.59443">
                <text:p>0.59443</text:p>
              </table:table-cell>
              <table:table-cell office:value-type="float" office:value="50">
                <text:p>50</text:p>
              </table:table-cell>
              <table:table-cell office:value-type="float" office:value="0.226889">
                <text:p>0.226889</text:p>
              </table:table-cell>
              <table:table-cell office:value-type="float" office:value="50">
                <text:p>50</text:p>
              </table:table-cell>
              <table:table-cell office:value-type="float" office:value="0.497475">
                <text:p>0.497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39209">
                <text:p>0.39209</text:p>
              </table:table-cell>
              <table:table-cell office:value-type="float" office:value="40">
                <text:p>40</text:p>
              </table:table-cell>
              <table:table-cell office:value-type="float" office:value="0.401351">
                <text:p>0.401351</text:p>
              </table:table-cell>
              <table:table-cell office:value-type="float" office:value="40">
                <text:p>40</text:p>
              </table:table-cell>
              <table:table-cell office:value-type="float" office:value="0.222882">
                <text:p>0.222882</text:p>
              </table:table-cell>
              <table:table-cell office:value-type="float" office:value="40">
                <text:p>40</text:p>
              </table:table-cell>
              <table:table-cell office:value-type="float" office:value="0.393267">
                <text:p>0.3932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253403">
                <text:p>0.253403</text:p>
              </table:table-cell>
              <table:table-cell office:value-type="float" office:value="30">
                <text:p>30</text:p>
              </table:table-cell>
              <table:table-cell office:value-type="float" office:value="0.24678">
                <text:p>0.24678</text:p>
              </table:table-cell>
              <table:table-cell office:value-type="float" office:value="30">
                <text:p>30</text:p>
              </table:table-cell>
              <table:table-cell office:value-type="float" office:value="0.146703">
                <text:p>0.146703</text:p>
              </table:table-cell>
              <table:table-cell office:value-type="float" office:value="30">
                <text:p>30</text:p>
              </table:table-cell>
              <table:table-cell office:value-type="float" office:value="0.347392">
                <text:p>0.3473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14886">
                <text:p>0.14886</text:p>
              </table:table-cell>
              <table:table-cell office:value-type="float" office:value="20">
                <text:p>20</text:p>
              </table:table-cell>
              <table:table-cell office:value-type="float" office:value="0.13257">
                <text:p>0.13257</text:p>
              </table:table-cell>
              <table:table-cell office:value-type="float" office:value="20">
                <text:p>20</text:p>
              </table:table-cell>
              <table:table-cell office:value-type="float" office:value="0.079661">
                <text:p>0.079661</text:p>
              </table:table-cell>
              <table:table-cell office:value-type="float" office:value="20">
                <text:p>20</text:p>
              </table:table-cell>
              <table:table-cell office:value-type="float" office:value="0.268659">
                <text:p>0.2686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82754">
                <text:p>0.082754</text:p>
              </table:table-cell>
              <table:table-cell office:value-type="float" office:value="10">
                <text:p>10</text:p>
              </table:table-cell>
              <table:table-cell office:value-type="float" office:value="0.057409">
                <text:p>0.057409</text:p>
              </table:table-cell>
              <table:table-cell office:value-type="float" office:value="10">
                <text:p>10</text:p>
              </table:table-cell>
              <table:table-cell office:value-type="float" office:value="0.041923">
                <text:p>0.041923</text:p>
              </table:table-cell>
              <table:table-cell office:value-type="float" office:value="10">
                <text:p>10</text:p>
              </table:table-cell>
              <table:table-cell office:value-type="float" office:value="0.20469">
                <text:p>0.204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8cm" svg:height="14.975cm" xlink:href=".." xlink:type="simple" chart:class="chart:scatter" chart:style-name="ch1">
        <chart:title svg:x="7.479cm" svg:y="0.435cm" chart:style-name="ch2">
          <text:p>Execution time vs. Number of particles</text:p>
        </chart:title>
        <chart:subtitle svg:x="9.304cm" svg:y="1.513cm" chart:style-name="ch3">
          <text:p>Sync; My_Sync_Busy</text:p>
        </chart:subtitle>
        <chart:legend chart:legend-position="end" svg:x="19.025cm" svg:y="6.967cm" chart:style-name="ch4"/>
        <chart:plot-area chart:style-name="ch5" table:cell-range-address="Cyclope.A63:Cyclope.A80 Cyclope.E64:Cyclope.E80 Cyclope.A43:Cyclope.A43 Cyclope.E44:Cyclope.E60" chart:data-source-has-labels="row" svg:x="1.46cm" svg:y="2.794cm" svg:width="16.667cm" svg:height="10.901cm">
          <chartooo:coordinate-region svg:x="2.452cm" svg:y="2.994cm" svg:width="15.303cm" svg:height="10.054cm"/>
          <chart:axis chart:dimension="x" chart:name="primary-x" chart:style-name="ch6">
            <chart:title svg:x="8.294cm" svg:y="13.994cm" chart:style-name="ch7">
              <text:p>Number of Particles</text:p>
            </chart:title>
          </chart:axis>
          <chart:axis chart:dimension="y" chart:name="primary-y" chart:style-name="ch6">
            <chart:title svg:x="0.451cm" svg:y="9.413cm" chart:style-name="ch8">
              <text:p>Execution Time</text:p>
            </chart:title>
            <chart:grid chart:style-name="ch9" chart:class="major"/>
          </chart:axis>
          <chart:series chart:style-name="ch10" chart:values-cell-range-address="Cyclope.E64:Cyclope.E80" chart:label-cell-address="Cyclope.A63:Cyclope.A63" chart:class="chart:scatter">
            <chart:domain table:cell-range-address="Cyclope.A64:Cyclope.A80"/>
            <chart:data-point chart:repeated="17"/>
          </chart:series>
          <chart:series chart:style-name="ch11" chart:values-cell-range-address="Cyclope.E44:Cyclope.E60" chart:label-cell-address="Cyclope.A43:Cyclope.A43" chart:class="chart:scatter">
            <chart:domain table:cell-range-address="Cyclope.A44:Cyclope.A60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sim, Busy; N=1</text:p>
                <draw:g>
                  <svg:desc>Cyclope.A63:Cyclope.A6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sim; Busy, N=4</text:p>
                <draw:g>
                  <svg:desc>Cyclope.A43:Cyclope.A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Cyclope.A64:Cyclope.A80</svg:desc>
                </draw:g>
              </table:table-cell>
              <table:table-cell office:value-type="float" office:value="136.137752">
                <text:p>136.137752</text:p>
                <draw:g>
                  <svg:desc>Cyclope.E64:Cyclope.E80</svg:desc>
                </draw:g>
              </table:table-cell>
              <table:table-cell office:value-type="float" office:value="800">
                <text:p>800</text:p>
                <draw:g>
                  <svg:desc>Cyclope.A44:Cyclope.A60</svg:desc>
                </draw:g>
              </table:table-cell>
              <table:table-cell office:value-type="float" office:value="53.073954">
                <text:p>53.073954</text:p>
                <draw:g>
                  <svg:desc>Cyclope.E44:Cyclope.E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96.926991">
                <text:p>96.926991</text:p>
              </table:table-cell>
              <table:table-cell office:value-type="float" office:value="700">
                <text:p>700</text:p>
              </table:table-cell>
              <table:table-cell office:value-type="float" office:value="39.645107">
                <text:p>39.6451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71.447837">
                <text:p>71.447837</text:p>
              </table:table-cell>
              <table:table-cell office:value-type="float" office:value="600">
                <text:p>600</text:p>
              </table:table-cell>
              <table:table-cell office:value-type="float" office:value="31.122319">
                <text:p>31.1223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5.485425">
                <text:p>55.485425</text:p>
              </table:table-cell>
              <table:table-cell office:value-type="float" office:value="500">
                <text:p>500</text:p>
              </table:table-cell>
              <table:table-cell office:value-type="float" office:value="18.785802">
                <text:p>18.785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31.960761">
                <text:p>31.960761</text:p>
              </table:table-cell>
              <table:table-cell office:value-type="float" office:value="400">
                <text:p>400</text:p>
              </table:table-cell>
              <table:table-cell office:value-type="float" office:value="13.846768">
                <text:p>13.8467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8.081099">
                <text:p>18.081099</text:p>
              </table:table-cell>
              <table:table-cell office:value-type="float" office:value="300">
                <text:p>300</text:p>
              </table:table-cell>
              <table:table-cell office:value-type="float" office:value="8.025431">
                <text:p>8.0254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8.815986">
                <text:p>8.815986</text:p>
              </table:table-cell>
              <table:table-cell office:value-type="float" office:value="200">
                <text:p>200</text:p>
              </table:table-cell>
              <table:table-cell office:value-type="float" office:value="5.975051">
                <text:p>5.9750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2.116384">
                <text:p>2.116384</text:p>
              </table:table-cell>
              <table:table-cell office:value-type="float" office:value="100">
                <text:p>100</text:p>
              </table:table-cell>
              <table:table-cell office:value-type="float" office:value="1.168762">
                <text:p>1.168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900678">
                <text:p>1.900678</text:p>
              </table:table-cell>
              <table:table-cell office:value-type="float" office:value="90">
                <text:p>90</text:p>
              </table:table-cell>
              <table:table-cell office:value-type="float" office:value="0.923976">
                <text:p>0.923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.381839">
                <text:p>1.381839</text:p>
              </table:table-cell>
              <table:table-cell office:value-type="float" office:value="80">
                <text:p>80</text:p>
              </table:table-cell>
              <table:table-cell office:value-type="float" office:value="0.789558">
                <text:p>0.789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1.147422">
                <text:p>1.147422</text:p>
              </table:table-cell>
              <table:table-cell office:value-type="float" office:value="70">
                <text:p>70</text:p>
              </table:table-cell>
              <table:table-cell office:value-type="float" office:value="0.57034">
                <text:p>0.570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804351">
                <text:p>0.804351</text:p>
              </table:table-cell>
              <table:table-cell office:value-type="float" office:value="60">
                <text:p>60</text:p>
              </table:table-cell>
              <table:table-cell office:value-type="float" office:value="0.44051">
                <text:p>0.440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599121">
                <text:p>0.599121</text:p>
              </table:table-cell>
              <table:table-cell office:value-type="float" office:value="50">
                <text:p>50</text:p>
              </table:table-cell>
              <table:table-cell office:value-type="float" office:value="0.333611">
                <text:p>0.3336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418286">
                <text:p>0.418286</text:p>
              </table:table-cell>
              <table:table-cell office:value-type="float" office:value="40">
                <text:p>40</text:p>
              </table:table-cell>
              <table:table-cell office:value-type="float" office:value="0.223069">
                <text:p>0.2230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231397">
                <text:p>0.231397</text:p>
              </table:table-cell>
              <table:table-cell office:value-type="float" office:value="30">
                <text:p>30</text:p>
              </table:table-cell>
              <table:table-cell office:value-type="float" office:value="0.160568">
                <text:p>0.160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117355">
                <text:p>0.117355</text:p>
              </table:table-cell>
              <table:table-cell office:value-type="float" office:value="20">
                <text:p>20</text:p>
              </table:table-cell>
              <table:table-cell office:value-type="float" office:value="0.148566">
                <text:p>0.1485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4905">
                <text:p>0.04905</text:p>
              </table:table-cell>
              <table:table-cell office:value-type="float" office:value="10">
                <text:p>10</text:p>
              </table:table-cell>
              <table:table-cell office:value-type="float" office:value="0.045416">
                <text:p>0.0454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pline-order="3" chart:sort-by-x-values="tru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92cm" svg:height="13.047cm" xlink:href=".." xlink:type="simple" chart:class="chart:scatter" chart:style-name="ch1">
        <chart:legend chart:legend-position="end" svg:x="17.097cm" svg:y="6.003cm" chart:style-name="ch2"/>
        <chart:plot-area chart:style-name="ch3" table:cell-range-address="Cyclope.A83:Cyclope.A100 Cyclope.E84:Cyclope.E100 Cyclope.A4:Cyclope.A4 Cyclope.E5:Cyclope.E21" chart:data-source-has-labels="row" svg:x="0.897cm" svg:y="1.901cm" svg:width="13.283cm" svg:height="10.557cm">
          <chartooo:coordinate-region svg:x="1.889cm" svg:y="2.101cm" svg:width="11.919cm" svg:height="9.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yclope.E84:Cyclope.E100" chart:label-cell-address="Cyclope.A83:Cyclope.A83" chart:class="chart:scatter">
            <chart:domain table:cell-range-address="Cyclope.A84:Cyclope.A100"/>
            <chart:data-point chart:repeated="17"/>
          </chart:series>
          <chart:series chart:style-name="ch7" chart:values-cell-range-address="Cyclope.E5:Cyclope.E21" chart:label-cell-address="Cyclope.A4:Cyclope.A4" chart:class="chart:scatter">
            <chart:domain table:cell-range-address="Cyclope.A5:Cyclope.A21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sim N=4, my_sync_barrier</text:p>
                <draw:g>
                  <svg:desc>Cyclope.A83:Cyclope.A8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sim N=1</text:p>
                <draw:g>
                  <svg:desc>Cyclope.A4:Cyclope.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Cyclope.A84:Cyclope.A100</svg:desc>
                </draw:g>
              </table:table-cell>
              <table:table-cell office:value-type="float" office:value="46.471177">
                <text:p>46.471177</text:p>
                <draw:g>
                  <svg:desc>Cyclope.E84:Cyclope.E100</svg:desc>
                </draw:g>
              </table:table-cell>
              <table:table-cell office:value-type="float" office:value="800">
                <text:p>800</text:p>
                <draw:g>
                  <svg:desc>Cyclope.A5:Cyclope.A21</svg:desc>
                </draw:g>
              </table:table-cell>
              <table:table-cell office:value-type="float" office:value="138.683431">
                <text:p>138.683431</text:p>
                <draw:g>
                  <svg:desc>Cyclope.E5:Cyclope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54.06479">
                <text:p>54.06479</text:p>
              </table:table-cell>
              <table:table-cell office:value-type="float" office:value="700">
                <text:p>700</text:p>
              </table:table-cell>
              <table:table-cell office:value-type="float" office:value="106.14482">
                <text:p>106.144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26.266996">
                <text:p>26.266996</text:p>
              </table:table-cell>
              <table:table-cell office:value-type="float" office:value="600">
                <text:p>600</text:p>
              </table:table-cell>
              <table:table-cell office:value-type="float" office:value="78.150074">
                <text:p>78.1500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8.361964">
                <text:p>18.361964</text:p>
              </table:table-cell>
              <table:table-cell office:value-type="float" office:value="500">
                <text:p>500</text:p>
              </table:table-cell>
              <table:table-cell office:value-type="float" office:value="54.312772">
                <text:p>54.312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1.852082">
                <text:p>11.852082</text:p>
              </table:table-cell>
              <table:table-cell office:value-type="float" office:value="400">
                <text:p>400</text:p>
              </table:table-cell>
              <table:table-cell office:value-type="float" office:value="34.085202">
                <text:p>34.085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6.73398">
                <text:p>6.73398</text:p>
              </table:table-cell>
              <table:table-cell office:value-type="float" office:value="300">
                <text:p>300</text:p>
              </table:table-cell>
              <table:table-cell office:value-type="float" office:value="19.726291">
                <text:p>19.726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.056233">
                <text:p>3.056233</text:p>
              </table:table-cell>
              <table:table-cell office:value-type="float" office:value="200">
                <text:p>200</text:p>
              </table:table-cell>
              <table:table-cell office:value-type="float" office:value="8.832745">
                <text:p>8.8327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820296">
                <text:p>0.820296</text:p>
              </table:table-cell>
              <table:table-cell office:value-type="float" office:value="100">
                <text:p>100</text:p>
              </table:table-cell>
              <table:table-cell office:value-type="float" office:value="2.218733">
                <text:p>2.2187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668727">
                <text:p>0.668727</text:p>
              </table:table-cell>
              <table:table-cell office:value-type="float" office:value="90">
                <text:p>90</text:p>
              </table:table-cell>
              <table:table-cell office:value-type="float" office:value="1.815189">
                <text:p>1.8151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634473">
                <text:p>0.634473</text:p>
              </table:table-cell>
              <table:table-cell office:value-type="float" office:value="80">
                <text:p>80</text:p>
              </table:table-cell>
              <table:table-cell office:value-type="float" office:value="1.441253">
                <text:p>1.4412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465262">
                <text:p>0.465262</text:p>
              </table:table-cell>
              <table:table-cell office:value-type="float" office:value="70">
                <text:p>70</text:p>
              </table:table-cell>
              <table:table-cell office:value-type="float" office:value="1.102883">
                <text:p>1.1028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340533">
                <text:p>0.340533</text:p>
              </table:table-cell>
              <table:table-cell office:value-type="float" office:value="60">
                <text:p>60</text:p>
              </table:table-cell>
              <table:table-cell office:value-type="float" office:value="0.83051">
                <text:p>0.830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331241">
                <text:p>0.331241</text:p>
              </table:table-cell>
              <table:table-cell office:value-type="float" office:value="50">
                <text:p>50</text:p>
              </table:table-cell>
              <table:table-cell office:value-type="float" office:value="0.59443">
                <text:p>0.594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170015">
                <text:p>0.170015</text:p>
              </table:table-cell>
              <table:table-cell office:value-type="float" office:value="40">
                <text:p>40</text:p>
              </table:table-cell>
              <table:table-cell office:value-type="float" office:value="0.401351">
                <text:p>0.4013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153915">
                <text:p>0.153915</text:p>
              </table:table-cell>
              <table:table-cell office:value-type="float" office:value="30">
                <text:p>30</text:p>
              </table:table-cell>
              <table:table-cell office:value-type="float" office:value="0.24678">
                <text:p>0.24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073096">
                <text:p>0.073096</text:p>
              </table:table-cell>
              <table:table-cell office:value-type="float" office:value="20">
                <text:p>20</text:p>
              </table:table-cell>
              <table:table-cell office:value-type="float" office:value="0.13257">
                <text:p>0.132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59006">
                <text:p>0.059006</text:p>
              </table:table-cell>
              <table:table-cell office:value-type="float" office:value="10">
                <text:p>10</text:p>
              </table:table-cell>
              <table:table-cell office:value-type="float" office:value="0.057409">
                <text:p>0.05740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